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0" style:family="table-column">
      <style:table-column-properties fo:break-before="auto" style:column-width="0.7681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1.3102in"/>
    </style:style>
    <style:style style:name="co43" style:family="table-column">
      <style:table-column-properties fo:break-before="auto" style:column-width="0.7311in"/>
    </style:style>
    <style:style style:name="co44" style:family="table-column">
      <style:table-column-properties fo:break-before="auto" style:column-width="1.0173in"/>
    </style:style>
    <style:style style:name="co15" style:family="table-column">
      <style:table-column-properties fo:break-before="auto" style:column-width="1.6465in"/>
    </style:style>
    <style:style style:name="co16" style:family="table-column">
      <style:table-column-properties fo:break-before="auto" style:column-width="0.9953in"/>
    </style:style>
    <style:style style:name="co17" style:family="table-column">
      <style:table-column-properties fo:break-before="auto" style:column-width="1.0689in"/>
    </style:style>
    <style:style style:name="co18" style:family="table-column">
      <style:table-column-properties fo:break-before="auto" style:column-width="1.7563in"/>
    </style:style>
    <style:style style:name="co19" style:family="table-column">
      <style:table-column-properties fo:break-before="auto" style:column-width="1.7654in"/>
    </style:style>
    <style:style style:name="co20" style:family="table-column">
      <style:table-column-properties fo:break-before="auto" style:column-width="2.0043in"/>
    </style:style>
    <style:style style:name="co21" style:family="table-column">
      <style:table-column-properties fo:break-before="auto" style:column-width="1.1327in"/>
    </style:style>
    <style:style style:name="co22" style:family="table-column">
      <style:table-column-properties fo:break-before="auto" style:column-width="1.0228in"/>
    </style:style>
    <style:style style:name="co23" style:family="table-column">
      <style:table-column-properties fo:break-before="auto" style:column-width="1.0319in"/>
    </style:style>
    <style:style style:name="co24" style:family="table-column">
      <style:table-column-properties fo:break-before="auto" style:column-width="1.0043in"/>
    </style:style>
    <style:style style:name="co25" style:family="table-column">
      <style:table-column-properties fo:break-before="auto" style:column-width="1.0134in"/>
    </style:style>
    <style:style style:name="co26" style:family="table-column">
      <style:table-column-properties fo:break-before="auto" style:column-width="1.5728in"/>
    </style:style>
    <style:style style:name="co27" style:family="table-column">
      <style:table-column-properties fo:break-before="auto" style:column-width="0.7839in"/>
    </style:style>
    <style:style style:name="co28" style:family="table-column">
      <style:table-column-properties fo:break-before="auto" style:column-width="0.7929in"/>
    </style:style>
    <style:style style:name="co29" style:family="table-column">
      <style:table-column-properties fo:break-before="auto" style:column-width="1.3161in"/>
    </style:style>
    <style:style style:name="co30" style:family="table-column">
      <style:table-column-properties fo:break-before="auto" style:column-width="0.6555in"/>
    </style:style>
    <style:style style:name="co31" style:family="table-column">
      <style:table-column-properties fo:break-before="auto" style:column-width="0.6138in"/>
    </style:style>
    <style:style style:name="co32" style:family="table-column">
      <style:table-column-properties fo:break-before="auto" style:column-width="0.4154in"/>
    </style:style>
    <style:style style:name="co33" style:family="table-column">
      <style:table-column-properties fo:break-before="auto" style:column-width="0.9437in"/>
    </style:style>
    <style:style style:name="co34" style:family="table-column">
      <style:table-column-properties fo:break-before="auto" style:column-width="2.5307in"/>
    </style:style>
    <style:style style:name="co35" style:family="table-column">
      <style:table-column-properties fo:break-before="auto" style:column-width="1.2846in"/>
    </style:style>
    <style:style style:name="co36" style:family="table-column">
      <style:table-column-properties fo:break-before="auto" style:column-width="1.0917in"/>
    </style:style>
    <style:style style:name="co37" style:family="table-column">
      <style:table-column-properties fo:break-before="auto" style:column-width="0.7453in"/>
    </style:style>
    <style:style style:name="co38" style:family="table-column">
      <style:table-column-properties fo:break-before="auto" style:column-width="0.8866in"/>
    </style:style>
    <style:style style:name="co51" style:family="table-column">
      <style:table-column-properties fo:break-before="auto" style:column-width="1.061in"/>
    </style:style>
    <style:style style:name="co52" style:family="table-column">
      <style:table-column-properties fo:break-before="auto" style:column-width="0.2465in"/>
    </style:style>
    <style:style style:name="co53" style:family="table-column">
      <style:table-column-properties fo:break-before="auto" style:column-width="1.1201in"/>
    </style:style>
    <style:style style:name="co47" style:family="table-column">
      <style:table-column-properties fo:break-before="auto" style:column-width="1.1217in"/>
    </style:style>
    <style:style style:name="co48" style:family="table-column">
      <style:table-column-properties fo:break-before="auto" style:column-width="0.6898in"/>
    </style:style>
    <style:style style:name="co49" style:family="table-column">
      <style:table-column-properties fo:break-before="auto" style:column-width="1.1047in"/>
    </style:style>
    <style:style style:name="co50" style:family="table-column">
      <style:table-column-properties fo:break-before="auto" style:column-width="0.5835in"/>
    </style:style>
    <style:style style:name="co54" style:family="table-column">
      <style:table-column-properties fo:break-before="auto" style:column-width="0.6402in"/>
    </style:style>
    <style:style style:name="co55" style:family="table-column">
      <style:table-column-properties fo:break-before="auto" style:column-width="0.9256in"/>
    </style:style>
    <style:style style:name="co56" style:family="table-column">
      <style:table-column-properties fo:break-before="auto" style:column-width="1.5693in"/>
    </style:style>
    <style:style style:name="co57" style:family="table-column">
      <style:table-column-properties fo:break-before="auto" style:column-width="0.411in"/>
    </style:style>
    <style:style style:name="co58" style:family="table-column">
      <style:table-column-properties fo:break-before="auto" style:column-width="1.7346in"/>
    </style:style>
    <style:style style:name="co59" style:family="table-column">
      <style:table-column-properties fo:break-before="auto" style:column-width="2.1201in"/>
    </style:style>
    <style:style style:name="co60" style:family="table-column">
      <style:table-column-properties fo:break-before="auto" style:column-width="1.6055in"/>
    </style:style>
    <style:style style:name="co61" style:family="table-column">
      <style:table-column-properties fo:break-before="auto" style:column-width="0.8736in"/>
    </style:style>
    <style:style style:name="co62" style:family="table-column">
      <style:table-column-properties fo:break-before="auto" style:column-width="0.822in"/>
    </style:style>
    <style:style style:name="co63" style:family="table-column">
      <style:table-column-properties fo:break-before="auto" style:column-width="0.9508in"/>
    </style:style>
    <style:style style:name="ro1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902in" fo:break-before="auto" style:use-optimal-row-height="true"/>
    </style:style>
    <style:style style:name="ta6" style:family="table" style:master-page-name="PageStyle_5f_assets">
      <style:table-properties table:display="true" style:writing-mode="lr-tb"/>
    </style:style>
    <style:style style:name="ta3" style:family="table" style:master-page-name="PageStyle_5f_measures">
      <style:table-properties table:display="true" style:writing-mode="lr-tb"/>
    </style:style>
    <style:style style:name="ta4" style:family="table" style:master-page-name="PageStyle_5f_discount">
      <style:table-properties table:display="true" style:writing-mode="lr-tb"/>
    </style:style>
    <style:style style:name="ta5" style:family="table" style:master-page-name="PageStyle_5f__5f_measures_5f_details">
      <style:table-properties table:display="true" style:writing-mode="lr-tb"/>
    </style:style>
    <style:style style:name="ta8" style:family="table" style:master-page-name="PageStyle_5f_names">
      <style:table-properties table:display="true" style:writing-mode="lr-tb"/>
    </style:style>
    <style:style style:name="ta9" style:family="table" style:master-page-name="PageStyle_5f_damagefunctions">
      <style:table-properties table:display="true" style:writing-mode="lr-tb"/>
    </style:style>
    <style:style style:name="ta10" style:family="table" style:master-page-name="PageStyle_5f__5f_discounting_5f_shee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63" style:family="table-cell" style:parent-style-name="Default">
      <style:table-cell-properties fo:border-bottom="0.0138in solid #000000" fo:background-color="#c0c0c0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c0c0c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border-bottom="0.0138in solid #000000" fo:background-color="transparent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0"/>
    <style:style style:name="ce68" style:family="table-cell" style:parent-style-name="Default" style:data-style-name="N0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Comma_20_3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order-bottom="0.0138in solid #000000" fo:background-color="#c0c0c0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Comma_20_3" style:data-style-name="N0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0138in solid #000000" fo:background-color="transparent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Normal_20_3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5f_BuiltIn_5f_Comma" style:data-style-name="N223">
      <style:table-cell-properties style:glyph-orientation-vertical="0" fo:border-bottom="0.0138in solid #000000" fo:background-color="#ffff00" style:cell-protect="protected" style:print-content="tru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5f_BuiltIn_5f_Comma" style:data-style-name="N223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5f_BuiltIn_5f_Comma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138in solid #000000" fo:background-color="#c0c0c0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0138in solid #000000" fo:background-color="#ffff00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138in solid #000000" fo:background-color="#99ccff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order-bottom="0.0138in solid #000000" fo:background-color="#ffff99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Normal_20_3">
      <style:table-cell-properties fo:border-bottom="0.0138in solid #000000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0.0138in solid #000000" fo:background-color="transparent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0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Normal_20_2" style:data-style-name="N225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Normal_20_2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Excel_5f_BuiltIn_5f_Comma" style:data-style-name="N223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223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Normal_20_2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0.0138in solid #000000" fo:background-color="#c0c0c0" fo:border-left="none" fo:border-right="none" style:rotation-align="none" fo:border-top="none"/>
    </style:style>
    <style:style style:name="ce84" style:family="table-cell" style:parent-style-name="Default">
      <style:table-cell-properties fo:background-color="#c0c0c0"/>
    </style:style>
    <style:style style:name="ce74" style:family="table-cell" style:parent-style-name="Normal_20_3">
      <style:table-cell-properties fo:border-bottom="0.0138in solid #000000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Normal_20_3">
      <style:table-cell-properties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ccffcc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Normal_20_3">
      <style:table-cell-properties fo:background-color="transparent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Normal_20_3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Normal_20_3" style:data-style-name="N1">
      <style:table-cell-properties fo:background-color="#ccffcc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Normal_20_3" style:data-style-name="N1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Normal_20_3">
      <style:table-cell-properties fo:background-color="#ccffcc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Normal_20_3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Normal_20_3">
      <style:table-cell-properties fo:background-color="#ffcc00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227">
      <style:table-cell-properties fo:background-color="#ccffcc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227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227">
      <style:table-cell-properties fo:background-color="transparen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227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227">
      <style:table-cell-properties fo:background-color="#ccffcc"/>
    </style:style>
    <style:style style:name="ce93" style:family="table-cell" style:parent-style-name="Default" style:data-style-name="N227">
      <style:table-cell-properties fo:border-bottom="0.0138in solid #000000" fo:background-color="#ccffcc" fo:border-left="none" fo:border-right="none" style:rotation-align="none" fo:border-top="none"/>
    </style:style>
    <style:style style:name="ce94" style:family="table-cell" style:parent-style-name="Default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Normal_20_3">
      <style:table-cell-properties fo:border-bottom="0.0138in solid #000000" fo:background-color="#c0c0c0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3">
      <style:table-cell-properties fo:background-color="#c0c0c0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3">
      <style:table-cell-properties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3">
      <style:table-cell-properties fo:background-color="transparent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226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Comma_20_2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Excel_5f_BuiltIn_5f_Comma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2" style:family="table-cell" style:parent-style-name="Excel_5f_BuiltIn_5f_Comma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3" style:family="table-cell" style:parent-style-name="Excel_5f_BuiltIn_5f_Comma" style:data-style-name="N223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5f_BuiltIn_5f_Comma" style:data-style-name="N223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6" style:family="table-cell" style:parent-style-name="Excel_5f_BuiltIn_5f_Comma" style:data-style-name="N223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7" style:family="table-cell" style:parent-style-name="Excel_5f_BuiltIn_5f_Comma" style:data-style-name="N223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5f_BuiltIn_5f_Comma" style:data-style-name="N223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9" style:family="table-cell" style:parent-style-name="Excel_5f_BuiltIn_5f_Comma" style:data-style-name="N223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ssets" table:style-name="ta6" table:print="false">
        <office:forms form:automatic-focus="false" form:apply-design-mode="false"/>
        <table:table-column table:style-name="co1" table:default-cell-style-name="ce65"/>
        <table:table-column table:style-name="co40" table:default-cell-style-name="ce68"/>
        <table:table-column table:style-name="co41" table:default-cell-style-name="ce68"/>
        <table:table-column table:style-name="co42" table:default-cell-style-name="ce68"/>
        <table:table-column table:style-name="co43" table:default-cell-style-name="ce68"/>
        <table:table-column table:style-name="co40" table:default-cell-style-name="ce68"/>
        <table:table-column table:style-name="co42" table:default-cell-style-name="ce68"/>
        <table:table-column table:style-name="co44" table:default-cell-style-name="ce68"/>
        <table:table-column table:style-name="co40" table:default-cell-style-name="ce65"/>
        <table:table-column table:style-name="co1" table:number-columns-repeated="246" table:default-cell-style-name="ce65"/>
        <table:table-row table:style-name="ro1">
          <table:table-cell table:style-name="ce63" office:value-type="string">
            <text:p>Category_ID</text:p>
          </table:table-cell>
          <table:table-cell table:style-name="ce66" office:value-type="string">
            <text:p>Latitude</text:p>
          </table:table-cell>
          <table:table-cell table:style-name="ce66" office:value-type="string">
            <text:p>Longitude</text:p>
          </table:table-cell>
          <table:table-cell table:style-name="ce66" office:value-type="string">
            <text:p>Value</text:p>
          </table:table-cell>
          <table:table-cell table:style-name="ce70" office:value-type="string">
            <text:p>Value unit</text:p>
          </table:table-cell>
          <table:table-cell table:style-name="ce70" office:value-type="string">
            <text:p>Deductible</text:p>
          </table:table-cell>
          <table:table-cell table:style-name="ce70" office:value-type="string">
            <text:p>Cover</text:p>
          </table:table-cell>
          <table:table-cell table:style-name="ce66" office:value-type="string">
            <text:p>DamageFunID</text:p>
          </table:table-cell>
          <table:table-cell table:style-name="ce63" office:value-type="string">
            <text:p>Region_ID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933899">
            <text:p>26.933899</text:p>
          </table:table-cell>
          <table:table-cell table:style-name="ce67" office:value-type="float" office:value="-80.128799">
            <text:p>-80.128799</text:p>
          </table:table-cell>
          <table:table-cell table:style-name="ce69" office:value-type="float" office:value="13927504367.6806">
            <text:p>13927504367.6806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]" office:value-type="float" office:value="13927504367.6806">
            <text:p>13927504367.6806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957203">
            <text:p>26.957203</text:p>
          </table:table-cell>
          <table:table-cell table:style-name="ce67" office:value-type="float" office:value="-80.098284">
            <text:p>-80.098284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3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83846">
            <text:p>26.783846</text:p>
          </table:table-cell>
          <table:table-cell table:style-name="ce67" office:value-type="float" office:value="-80.748947">
            <text:p>-80.748947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4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45524">
            <text:p>26.645524</text:p>
          </table:table-cell>
          <table:table-cell table:style-name="ce67" office:value-type="float" office:value="-80.550704">
            <text:p>-80.550704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5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97796">
            <text:p>26.897796</text:p>
          </table:table-cell>
          <table:table-cell table:style-name="ce67" office:value-type="float" office:value="-80.596929">
            <text:p>-80.596929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6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925359">
            <text:p>26.925359</text:p>
          </table:table-cell>
          <table:table-cell table:style-name="ce67" office:value-type="float" office:value="-80.220966">
            <text:p>-80.220966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7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914768">
            <text:p>26.914768</text:p>
          </table:table-cell>
          <table:table-cell table:style-name="ce67" office:value-type="float" office:value="-80.07466">
            <text:p>-80.07466</text:p>
          </table:table-cell>
          <table:table-cell table:style-name="ce69" office:value-type="float" office:value="12597540200.1837">
            <text:p>12597540200.1837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8]" office:value-type="float" office:value="12597540200.1837">
            <text:p>12597540200.1837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53491">
            <text:p>26.853491</text:p>
          </table:table-cell>
          <table:table-cell table:style-name="ce67" office:value-type="float" office:value="-80.190281">
            <text:p>-80.190281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9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45099">
            <text:p>26.845099</text:p>
          </table:table-cell>
          <table:table-cell table:style-name="ce67" office:value-type="float" office:value="-80.083904">
            <text:p>-80.083904</text:p>
          </table:table-cell>
          <table:table-cell table:style-name="ce69" office:value-type="float" office:value="12620969361.8895">
            <text:p>12620969361.8895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0]" office:value-type="float" office:value="12620969361.8895">
            <text:p>12620969361.8895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2651">
            <text:p>26.82651</text:p>
          </table:table-cell>
          <table:table-cell table:style-name="ce67" office:value-type="float" office:value="-80.213493">
            <text:p>-80.213493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1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42772">
            <text:p>26.842772</text:p>
          </table:table-cell>
          <table:table-cell table:style-name="ce67" office:value-type="float" office:value="-80.0591">
            <text:p>-80.0591</text:p>
          </table:table-cell>
          <table:table-cell table:style-name="ce69" office:value-type="float" office:value="12604279672.1556">
            <text:p>12604279672.1556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2]" office:value-type="float" office:value="12604279672.1556">
            <text:p>12604279672.1556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25905">
            <text:p>26.825905</text:p>
          </table:table-cell>
          <table:table-cell table:style-name="ce67" office:value-type="float" office:value="-80.630096">
            <text:p>-80.630096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3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0465">
            <text:p>26.80465</text:p>
          </table:table-cell>
          <table:table-cell table:style-name="ce67" office:value-type="float" office:value="-80.075301">
            <text:p>-80.075301</text:p>
          </table:table-cell>
          <table:table-cell table:style-name="ce69" office:value-type="float" office:value="13445096962.1547">
            <text:p>13445096962.1547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4]" office:value-type="float" office:value="13445096962.1547">
            <text:p>13445096962.1547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88649">
            <text:p>26.788649</text:p>
          </table:table-cell>
          <table:table-cell table:style-name="ce67" office:value-type="float" office:value="-80.069885">
            <text:p>-80.069885</text:p>
          </table:table-cell>
          <table:table-cell table:style-name="ce69" office:value-type="float" office:value="14739583848.133">
            <text:p>14739583848.133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5]" office:value-type="float" office:value="14739583848.133">
            <text:p>14739583848.133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04277">
            <text:p>26.704277</text:p>
          </table:table-cell>
          <table:table-cell table:style-name="ce67" office:value-type="float" office:value="-80.656841">
            <text:p>-80.656841</text:p>
          </table:table-cell>
          <table:table-cell table:style-name="ce69" office:value-type="float" office:value="12605429846.1614">
            <text:p>12605429846.1614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6]" office:value-type="float" office:value="12605429846.1614">
            <text:p>12605429846.1614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1005">
            <text:p>26.71005</text:p>
          </table:table-cell>
          <table:table-cell table:style-name="ce67" office:value-type="float" office:value="-80.190085">
            <text:p>-80.190085</text:p>
          </table:table-cell>
          <table:table-cell table:style-name="ce69" office:value-type="float" office:value="13008874519.9796">
            <text:p>13008874519.9796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7]" office:value-type="float" office:value="13008874519.9796">
            <text:p>13008874519.9796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55412">
            <text:p>26.755412</text:p>
          </table:table-cell>
          <table:table-cell table:style-name="ce67" office:value-type="float" office:value="-80.08955">
            <text:p>-80.08955</text:p>
          </table:table-cell>
          <table:table-cell table:style-name="ce69" office:value-type="float" office:value="12611887251.6509">
            <text:p>12611887251.650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8]" office:value-type="float" office:value="12611887251.6509">
            <text:p>12611887251.650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78449">
            <text:p>26.678449</text:p>
          </table:table-cell>
          <table:table-cell table:style-name="ce67" office:value-type="float" office:value="-80.041179">
            <text:p>-80.041179</text:p>
          </table:table-cell>
          <table:table-cell table:style-name="ce69" office:value-type="float" office:value="12631336146.3866">
            <text:p>12631336146.3866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9]" office:value-type="float" office:value="12631336146.3866">
            <text:p>12631336146.3866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25649">
            <text:p>26.725649</text:p>
          </table:table-cell>
          <table:table-cell table:style-name="ce67" office:value-type="float" office:value="-80.1324">
            <text:p>-80.1324</text:p>
          </table:table-cell>
          <table:table-cell table:style-name="ce69" office:value-type="float" office:value="12598249474.1539">
            <text:p>12598249474.153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0]" office:value-type="float" office:value="12598249474.1539">
            <text:p>12598249474.153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20599">
            <text:p>26.720599</text:p>
          </table:table-cell>
          <table:table-cell table:style-name="ce67" office:value-type="float" office:value="-80.091746">
            <text:p>-80.091746</text:p>
          </table:table-cell>
          <table:table-cell table:style-name="ce69" office:value-type="float" office:value="12600014826.9422">
            <text:p>12600014826.9422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1]" office:value-type="float" office:value="12600014826.9422">
            <text:p>12600014826.9422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1255">
            <text:p>26.71255</text:p>
          </table:table-cell>
          <table:table-cell table:style-name="ce67" office:value-type="float" office:value="-80.068579">
            <text:p>-80.068579</text:p>
          </table:table-cell>
          <table:table-cell table:style-name="ce69" office:value-type="float" office:value="12597595737.1571">
            <text:p>12597595737.1571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2]" office:value-type="float" office:value="12597595737.1571">
            <text:p>12597595737.1571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649">
            <text:p>26.6649</text:p>
          </table:table-cell>
          <table:table-cell table:style-name="ce67" office:value-type="float" office:value="-80.090698">
            <text:p>-80.090698</text:p>
          </table:table-cell>
          <table:table-cell table:style-name="ce69" office:value-type="float" office:value="12814536300.1875">
            <text:p>12814536300.1875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3]" office:value-type="float" office:value="12814536300.1875">
            <text:p>12814536300.1875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64699">
            <text:p>26.664699</text:p>
          </table:table-cell>
          <table:table-cell table:style-name="ce67" office:value-type="float" office:value="-80.1254">
            <text:p>-80.1254</text:p>
          </table:table-cell>
          <table:table-cell table:style-name="ce69" office:value-type="float" office:value="12621764444.3175">
            <text:p>12621764444.3175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4]" office:value-type="float" office:value="12621764444.3175">
            <text:p>12621764444.3175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63149">
            <text:p>26.663149</text:p>
          </table:table-cell>
          <table:table-cell table:style-name="ce67" office:value-type="float" office:value="-80.151401">
            <text:p>-80.151401</text:p>
          </table:table-cell>
          <table:table-cell table:style-name="ce69" office:value-type="float" office:value="12597535489.9473">
            <text:p>12597535489.9473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5]" office:value-type="float" office:value="12597535489.9473">
            <text:p>12597535489.9473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 table:number-rows-repeated="104855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damagefunctions" table:style-name="ta9" table:print="false">
        <office:forms form:automatic-focus="false" form:apply-design-mode="false"/>
        <table:table-column table:style-name="co47" table:default-cell-style-name="ce75"/>
        <table:table-column table:style-name="co48" table:default-cell-style-name="ce75"/>
        <table:table-column table:style-name="co49" table:default-cell-style-name="ce75"/>
        <table:table-column table:style-name="co50" table:default-cell-style-name="ce75"/>
        <table:table-column table:style-name="co49" table:default-cell-style-name="ce75"/>
        <table:table-column table:style-name="co54" table:default-cell-style-name="ce75"/>
        <table:table-column table:style-name="co55" table:default-cell-style-name="ce97"/>
        <table:table-column table:style-name="co56" table:default-cell-style-name="ce97"/>
        <table:table-column table:style-name="co1" table:number-columns-repeated="248" table:default-cell-style-name="ce97"/>
        <table:table-column table:style-name="co1" table:number-columns-repeated="768" table:default-cell-style-name="Default"/>
        <table:table-row table:style-name="ro4">
          <table:table-cell table:style-name="ce74" office:value-type="string">
            <text:p>DamageFunID</text:p>
          </table:table-cell>
          <table:table-cell table:style-name="ce74" office:value-type="string">
            <text:p>Intensity</text:p>
          </table:table-cell>
          <table:table-cell table:style-name="ce74" office:value-type="string">
            <text:p>MDD</text:p>
          </table:table-cell>
          <table:table-cell table:style-name="ce74" office:value-type="string">
            <text:p>PAA</text:p>
          </table:table-cell>
          <table:table-cell table:style-name="ce74" office:value-type="string">
            <text:p>MDR</text:p>
          </table:table-cell>
          <table:table-cell table:style-name="ce74" office:value-type="string">
            <text:p>peril_ID</text:p>
          </table:table-cell>
          <table:table-cell table:style-name="ce95" office:value-type="string">
            <text:p>Intensity_unit</text:p>
          </table:table-cell>
          <table:table-cell table:style-name="ce95" office:value-type="string">
            <text:p>name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2]*[.D2]" office:value-type="float" office:value="0">
            <text:p>0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C3]*[.D3]" office:value-type="float" office:value="0">
            <text:p>0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C4]*[.D4]" office:value-type="float" office:value="0">
            <text:p>0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[.C5]*[.D5]" office:value-type="float" office:value="0">
            <text:p>0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formula="of:=[.C6]*[.D6]" office:value-type="float" office:value="0">
            <text:p>0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formula="of:=[.C7]*[.D7]" office:value-type="float" office:value="0">
            <text:p>0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C8]*[.D8]" office:value-type="float" office:value="0">
            <text:p>0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0013">
            <text:p>0.0013</text:p>
          </table:table-cell>
          <table:table-cell office:value-type="float" office:value="0.0034">
            <text:p>0.0034</text:p>
          </table:table-cell>
          <table:table-cell table:formula="of:=[.C9]*[.D9]" office:value-type="float" office:value="0.00000442">
            <text:p>0.00000442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039">
            <text:p>0.0039</text:p>
          </table:table-cell>
          <table:table-cell office:value-type="float" office:value="0.0105">
            <text:p>0.0105</text:p>
          </table:table-cell>
          <table:table-cell table:formula="of:=[.C10]*[.D10]" office:value-type="float" office:value="0.00004095">
            <text:p>0.00004095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091">
            <text:p>0.0091</text:p>
          </table:table-cell>
          <table:table-cell office:value-type="float" office:value="0.0243">
            <text:p>0.0243</text:p>
          </table:table-cell>
          <table:table-cell table:formula="of:=[.C11]*[.D11]" office:value-type="float" office:value="0.00022113">
            <text:p>0.00022113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82">
            <text:p>0.0182</text:p>
          </table:table-cell>
          <table:table-cell office:value-type="float" office:value="0.0487">
            <text:p>0.0487</text:p>
          </table:table-cell>
          <table:table-cell table:formula="of:=[.C12]*[.D12]" office:value-type="float" office:value="0.00088634">
            <text:p>0.00088634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331">
            <text:p>0.0331</text:p>
          </table:table-cell>
          <table:table-cell office:value-type="float" office:value="0.0882">
            <text:p>0.0882</text:p>
          </table:table-cell>
          <table:table-cell table:formula="of:=[.C13]*[.D13]" office:value-type="float" office:value="0.00291942">
            <text:p>0.00291942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.0551">
            <text:p>0.0551</text:p>
          </table:table-cell>
          <table:table-cell office:value-type="float" office:value="0.147">
            <text:p>0.147</text:p>
          </table:table-cell>
          <table:table-cell table:formula="of:=[.C14]*[.D14]" office:value-type="float" office:value="0.0080997">
            <text:p>0.0080997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0.0851">
            <text:p>0.0851</text:p>
          </table:table-cell>
          <table:table-cell office:value-type="float" office:value="0.2271">
            <text:p>0.2271</text:p>
          </table:table-cell>
          <table:table-cell table:formula="of:=[.C15]*[.D15]" office:value-type="float" office:value="0.01932621">
            <text:p>0.01932621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.1225">
            <text:p>0.1225</text:p>
          </table:table-cell>
          <table:table-cell office:value-type="float" office:value="0.3268">
            <text:p>0.3268</text:p>
          </table:table-cell>
          <table:table-cell table:formula="of:=[.C16]*[.D16]" office:value-type="float" office:value="0.040033">
            <text:p>0.040033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0.1652">
            <text:p>0.1652</text:p>
          </table:table-cell>
          <table:table-cell office:value-type="float" office:value="0.4406">
            <text:p>0.4406</text:p>
          </table:table-cell>
          <table:table-cell table:formula="of:=[.C17]*[.D17]" office:value-type="float" office:value="0.07278712">
            <text:p>0.07278712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.2098">
            <text:p>0.2098</text:p>
          </table:table-cell>
          <table:table-cell office:value-type="float" office:value="0.5594">
            <text:p>0.5594</text:p>
          </table:table-cell>
          <table:table-cell table:formula="of:=[.C18]*[.D18]" office:value-type="float" office:value="0.11736212">
            <text:p>0.11736212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0.2525">
            <text:p>0.2525</text:p>
          </table:table-cell>
          <table:table-cell office:value-type="float" office:value="0.6732">
            <text:p>0.6732</text:p>
          </table:table-cell>
          <table:table-cell table:formula="of:=[.C19]*[.D19]" office:value-type="float" office:value="0.169983">
            <text:p>0.169983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.2899">
            <text:p>0.2899</text:p>
          </table:table-cell>
          <table:table-cell office:value-type="float" office:value="0.7729">
            <text:p>0.7729</text:p>
          </table:table-cell>
          <table:table-cell table:formula="of:=[.C20]*[.D20]" office:value-type="float" office:value="0.22406371">
            <text:p>0.22406371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0.3199">
            <text:p>0.3199</text:p>
          </table:table-cell>
          <table:table-cell office:value-type="float" office:value="0.853">
            <text:p>0.853</text:p>
          </table:table-cell>
          <table:table-cell table:formula="of:=[.C21]*[.D21]" office:value-type="float" office:value="0.2728747">
            <text:p>0.2728747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3419">
            <text:p>0.3419</text:p>
          </table:table-cell>
          <table:table-cell office:value-type="float" office:value="0.9118">
            <text:p>0.9118</text:p>
          </table:table-cell>
          <table:table-cell table:formula="of:=[.C22]*[.D22]" office:value-type="float" office:value="0.31174442">
            <text:p>0.31174442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3568">
            <text:p>0.3568</text:p>
          </table:table-cell>
          <table:table-cell office:value-type="float" office:value="0.9513">
            <text:p>0.9513</text:p>
          </table:table-cell>
          <table:table-cell table:formula="of:=[.C23]*[.D23]" office:value-type="float" office:value="0.33942384">
            <text:p>0.33942384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0.3659">
            <text:p>0.3659</text:p>
          </table:table-cell>
          <table:table-cell office:value-type="float" office:value="0.9757">
            <text:p>0.9757</text:p>
          </table:table-cell>
          <table:table-cell table:formula="of:=[.C24]*[.D24]" office:value-type="float" office:value="0.35700863">
            <text:p>0.35700863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.3711">
            <text:p>0.3711</text:p>
          </table:table-cell>
          <table:table-cell office:value-type="float" office:value="0.9895">
            <text:p>0.9895</text:p>
          </table:table-cell>
          <table:table-cell table:formula="of:=[.C25]*[.D25]" office:value-type="float" office:value="0.36720345">
            <text:p>0.36720345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table:style-name="ce74" office:value-type="float" office:value="1">
            <text:p>1</text:p>
          </table:table-cell>
          <table:table-cell table:style-name="ce74" office:value-type="float" office:value="120">
            <text:p>120</text:p>
          </table:table-cell>
          <table:table-cell table:style-name="ce74" office:value-type="float" office:value="0.3737">
            <text:p>0.3737</text:p>
          </table:table-cell>
          <table:table-cell table:style-name="ce74" office:value-type="float" office:value="0.9966">
            <text:p>0.9966</text:p>
          </table:table-cell>
          <table:table-cell table:style-name="ce74" table:formula="of:=[.C26]*[.D26]" office:value-type="float" office:value="0.37242942">
            <text:p>0.37242942</text:p>
          </table:table-cell>
          <table:table-cell table:style-name="ce74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number-columns-repeated="2" table:style-name="ce88" office:value-type="float" office:value="0">
            <text:p>0.000</text:p>
          </table:table-cell>
          <table:table-cell table:style-name="ce88" table:formula="of:=[.C27]*[.D27]" office:value-type="float" office:value="0">
            <text:p>0.000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0.5">
            <text:p>0.5</text:p>
          </table:table-cell>
          <table:table-cell table:style-name="ce88" office:value-type="float" office:value="0.01">
            <text:p>0.010</text:p>
          </table:table-cell>
          <table:table-cell table:style-name="ce88" office:value-type="float" office:value="0.393469340287367">
            <text:p>0.393</text:p>
          </table:table-cell>
          <table:table-cell table:style-name="ce88" table:formula="of:=[.C28]*[.D28]" office:value-type="float" office:value="0.00393469340287367">
            <text:p>0.004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number-columns-repeated="2" table:style-name="ce76" office:value-type="float" office:value="1">
            <text:p>1</text:p>
          </table:table-cell>
          <table:table-cell table:style-name="ce88" office:value-type="float" office:value="0.02">
            <text:p>0.020</text:p>
          </table:table-cell>
          <table:table-cell table:style-name="ce88" office:value-type="float" office:value="0.632120558828558">
            <text:p>0.632</text:p>
          </table:table-cell>
          <table:table-cell table:style-name="ce88" table:formula="of:=[.C29]*[.D29]" office:value-type="float" office:value="0.0126424111765712">
            <text:p>0.013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1.5">
            <text:p>1.5</text:p>
          </table:table-cell>
          <table:table-cell table:style-name="ce88" office:value-type="float" office:value="0.05">
            <text:p>0.050</text:p>
          </table:table-cell>
          <table:table-cell table:style-name="ce88" office:value-type="float" office:value="0.77686983985157">
            <text:p>0.777</text:p>
          </table:table-cell>
          <table:table-cell table:style-name="ce88" table:formula="of:=[.C30]*[.D30]" office:value-type="float" office:value="0.0388434919925785">
            <text:p>0.039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88" office:value-type="float" office:value="0.1">
            <text:p>0.100</text:p>
          </table:table-cell>
          <table:table-cell table:style-name="ce88" office:value-type="float" office:value="0.864664716763387">
            <text:p>0.865</text:p>
          </table:table-cell>
          <table:table-cell table:style-name="ce88" table:formula="of:=[.C31]*[.D31]" office:value-type="float" office:value="0.0864664716763387">
            <text:p>0.086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2.5">
            <text:p>2.5</text:p>
          </table:table-cell>
          <table:table-cell table:style-name="ce88" office:value-type="float" office:value="0.2">
            <text:p>0.200</text:p>
          </table:table-cell>
          <table:table-cell table:style-name="ce88" office:value-type="float" office:value="0.917915001376101">
            <text:p>0.918</text:p>
          </table:table-cell>
          <table:table-cell table:style-name="ce88" table:formula="of:=[.C32]*[.D32]" office:value-type="float" office:value="0.18358300027522">
            <text:p>0.184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3">
            <text:p>3</text:p>
          </table:table-cell>
          <table:table-cell table:style-name="ce88" office:value-type="float" office:value="0.3">
            <text:p>0.300</text:p>
          </table:table-cell>
          <table:table-cell table:style-name="ce88" office:value-type="float" office:value="0.950212931632136">
            <text:p>0.950</text:p>
          </table:table-cell>
          <table:table-cell table:style-name="ce88" table:formula="of:=[.C33]*[.D33]" office:value-type="float" office:value="0.285063879489641">
            <text:p>0.285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3.5">
            <text:p>3.5</text:p>
          </table:table-cell>
          <table:table-cell table:style-name="ce88" office:value-type="float" office:value="0.4">
            <text:p>0.400</text:p>
          </table:table-cell>
          <table:table-cell table:style-name="ce88" office:value-type="float" office:value="0.969802616577682">
            <text:p>0.970</text:p>
          </table:table-cell>
          <table:table-cell table:style-name="ce88" table:formula="of:=[.C34]*[.D34]" office:value-type="float" office:value="0.387921046631073">
            <text:p>0.388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4">
            <text:p>4</text:p>
          </table:table-cell>
          <table:table-cell table:style-name="ce88" office:value-type="float" office:value="0.5">
            <text:p>0.500</text:p>
          </table:table-cell>
          <table:table-cell table:style-name="ce88" office:value-type="float" office:value="0.981684361111266">
            <text:p>0.982</text:p>
          </table:table-cell>
          <table:table-cell table:style-name="ce88" table:formula="of:=[.C35]*[.D35]" office:value-type="float" office:value="0.490842180555633">
            <text:p>0.491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4.5">
            <text:p>4.5</text:p>
          </table:table-cell>
          <table:table-cell table:style-name="ce88" office:value-type="float" office:value="0.6">
            <text:p>0.600</text:p>
          </table:table-cell>
          <table:table-cell table:style-name="ce88" office:value-type="float" office:value="0.988891003461758">
            <text:p>0.989</text:p>
          </table:table-cell>
          <table:table-cell table:style-name="ce88" table:formula="of:=[.C36]*[.D36]" office:value-type="float" office:value="0.593334602077055">
            <text:p>0.593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5">
            <text:p>5</text:p>
          </table:table-cell>
          <table:table-cell table:style-name="ce88" office:value-type="float" office:value="0.65">
            <text:p>0.650</text:p>
          </table:table-cell>
          <table:table-cell table:style-name="ce88" office:value-type="float" office:value="0.993262053000914">
            <text:p>0.993</text:p>
          </table:table-cell>
          <table:table-cell table:style-name="ce88" table:formula="of:=[.C37]*[.D37]" office:value-type="float" office:value="0.645620334450594">
            <text:p>0.646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5.5">
            <text:p>5.5</text:p>
          </table:table-cell>
          <table:table-cell table:style-name="ce88" office:value-type="float" office:value="0.675">
            <text:p>0.675</text:p>
          </table:table-cell>
          <table:table-cell table:style-name="ce88" office:value-type="float" office:value="0.995913228561536">
            <text:p>0.996</text:p>
          </table:table-cell>
          <table:table-cell table:style-name="ce88" table:formula="of:=[.C38]*[.D38]" office:value-type="float" office:value="0.672241429279037">
            <text:p>0.672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6">
            <text:p>6</text:p>
          </table:table-cell>
          <table:table-cell table:style-name="ce88" office:value-type="float" office:value="0.7">
            <text:p>0.700</text:p>
          </table:table-cell>
          <table:table-cell table:style-name="ce88" office:value-type="float" office:value="0.997521247823334">
            <text:p>0.998</text:p>
          </table:table-cell>
          <table:table-cell table:style-name="ce88" table:formula="of:=[.C39]*[.D39]" office:value-type="float" office:value="0.698264873476334">
            <text:p>0.698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6.5">
            <text:p>6.5</text:p>
          </table:table-cell>
          <table:table-cell table:style-name="ce88" office:value-type="float" office:value="0.71">
            <text:p>0.710</text:p>
          </table:table-cell>
          <table:table-cell table:style-name="ce88" office:value-type="float" office:value="0.998496560807022">
            <text:p>0.998</text:p>
          </table:table-cell>
          <table:table-cell table:style-name="ce88" table:formula="of:=[.C40]*[.D40]" office:value-type="float" office:value="0.708932558172986">
            <text:p>0.709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7">
            <text:p>7</text:p>
          </table:table-cell>
          <table:table-cell table:style-name="ce88" office:value-type="float" office:value="0.72">
            <text:p>0.720</text:p>
          </table:table-cell>
          <table:table-cell table:style-name="ce88" office:value-type="float" office:value="0.999088118034445">
            <text:p>0.999</text:p>
          </table:table-cell>
          <table:table-cell table:style-name="ce88" table:formula="of:=[.C41]*[.D41]" office:value-type="float" office:value="0.7193434449848">
            <text:p>0.719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7.5">
            <text:p>7.5</text:p>
          </table:table-cell>
          <table:table-cell table:style-name="ce88" office:value-type="float" office:value="0.725">
            <text:p>0.725</text:p>
          </table:table-cell>
          <table:table-cell table:style-name="ce88" office:value-type="float" office:value="0.999446915629852">
            <text:p>0.999</text:p>
          </table:table-cell>
          <table:table-cell table:style-name="ce88" table:formula="of:=[.C42]*[.D42]" office:value-type="float" office:value="0.724599013831643">
            <text:p>0.725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8">
            <text:p>8</text:p>
          </table:table-cell>
          <table:table-cell table:style-name="ce88" office:value-type="float" office:value="0.725">
            <text:p>0.725</text:p>
          </table:table-cell>
          <table:table-cell table:style-name="ce88" office:value-type="float" office:value="0.999664537372098">
            <text:p>1.000</text:p>
          </table:table-cell>
          <table:table-cell table:style-name="ce88" table:formula="of:=[.C43]*[.D43]" office:value-type="float" office:value="0.724756789594771">
            <text:p>0.725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10">
            <text:p>10</text:p>
          </table:table-cell>
          <table:table-cell table:style-name="ce88" office:value-type="float" office:value="0.725">
            <text:p>0.725</text:p>
          </table:table-cell>
          <table:table-cell table:style-name="ce88" office:value-type="float" office:value="0.999954600070237">
            <text:p>1.000</text:p>
          </table:table-cell>
          <table:table-cell table:style-name="ce88" table:formula="of:=[.C44]*[.D44]" office:value-type="float" office:value="0.724967085050922">
            <text:p>0.725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7" office:value-type="float" office:value="1">
            <text:p>1</text:p>
          </table:table-cell>
          <table:table-cell table:style-name="ce77" office:value-type="float" office:value="16">
            <text:p>16</text:p>
          </table:table-cell>
          <table:table-cell table:style-name="ce89" office:value-type="float" office:value="0.725">
            <text:p>0.725</text:p>
          </table:table-cell>
          <table:table-cell table:style-name="ce89" office:value-type="float" office:value="0.999999887464825">
            <text:p>1.000</text:p>
          </table:table-cell>
          <table:table-cell table:style-name="ce89" table:formula="of:=[.C45]*[.D45]" office:value-type="float" office:value="0.724999918411998">
            <text:p>0.725</text:p>
          </table:table-cell>
          <table:table-cell table:style-name="ce86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number-columns-repeated="2" table:style-name="ce90" office:value-type="float" office:value="0">
            <text:p>0.000</text:p>
          </table:table-cell>
          <table:table-cell table:style-name="ce90" table:formula="of:=[.C46]*[.D46]" office:value-type="float" office:value="0">
            <text:p>0.000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5">
            <text:p>5</text:p>
          </table:table-cell>
          <table:table-cell table:number-columns-repeated="2" table:style-name="ce90" office:value-type="float" office:value="0">
            <text:p>0.000</text:p>
          </table:table-cell>
          <table:table-cell table:style-name="ce90" table:formula="of:=[.C47]*[.D47]" office:value-type="float" office:value="0">
            <text:p>0.000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10">
            <text:p>10</text:p>
          </table:table-cell>
          <table:table-cell table:number-columns-repeated="2" table:style-name="ce90" office:value-type="float" office:value="0">
            <text:p>0.000</text:p>
          </table:table-cell>
          <table:table-cell table:style-name="ce90" table:formula="of:=[.C48]*[.D48]" office:value-type="float" office:value="0">
            <text:p>0.000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15">
            <text:p>15</text:p>
          </table:table-cell>
          <table:table-cell table:number-columns-repeated="2" table:style-name="ce90" office:value-type="float" office:value="0">
            <text:p>0.000</text:p>
          </table:table-cell>
          <table:table-cell table:style-name="ce90" table:formula="of:=[.C49]*[.D49]" office:value-type="float" office:value="0">
            <text:p>0.000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20">
            <text:p>20</text:p>
          </table:table-cell>
          <table:table-cell table:number-columns-repeated="2" table:style-name="ce90" office:value-type="float" office:value="0">
            <text:p>0.000</text:p>
          </table:table-cell>
          <table:table-cell table:style-name="ce90" table:formula="of:=[.C50]*[.D50]" office:value-type="float" office:value="0">
            <text:p>0.000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25">
            <text:p>25</text:p>
          </table:table-cell>
          <table:table-cell table:number-columns-repeated="2" table:style-name="ce90" office:value-type="float" office:value="0.00115">
            <text:p>0.001</text:p>
          </table:table-cell>
          <table:table-cell table:style-name="ce90" table:formula="of:=[.C51]*[.D51]" office:value-type="float" office:value="0.0000013225">
            <text:p>0.000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30">
            <text:p>30</text:p>
          </table:table-cell>
          <table:table-cell table:style-name="ce90" office:value-type="float" office:value="0.00204142011834319">
            <text:p>0.002</text:p>
          </table:table-cell>
          <table:table-cell table:style-name="ce90" office:value-type="float" office:value="0.007774">
            <text:p>0.008</text:p>
          </table:table-cell>
          <table:table-cell table:style-name="ce90" table:formula="of:=[.C52]*[.D52]" office:value-type="float" office:value="0.00001587">
            <text:p>0.000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35">
            <text:p>35</text:p>
          </table:table-cell>
          <table:table-cell table:style-name="ce90" office:value-type="float" office:value="0.00422341239479725">
            <text:p>0.004</text:p>
          </table:table-cell>
          <table:table-cell table:style-name="ce90" office:value-type="float" office:value="0.0450915">
            <text:p>0.045</text:p>
          </table:table-cell>
          <table:table-cell table:style-name="ce90" table:formula="of:=[.C53]*[.D53]" office:value-type="float" office:value="0.00019044">
            <text:p>0.000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40">
            <text:p>40</text:p>
          </table:table-cell>
          <table:table-cell table:style-name="ce90" office:value-type="float" office:value="0.00862473148407584">
            <text:p>0.009</text:p>
          </table:table-cell>
          <table:table-cell table:style-name="ce90" office:value-type="float" office:value="0.1231305">
            <text:p>0.123</text:p>
          </table:table-cell>
          <table:table-cell table:style-name="ce90" table:formula="of:=[.C54]*[.D54]" office:value-type="float" office:value="0.0010619675">
            <text:p>0.001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45">
            <text:p>45</text:p>
          </table:table-cell>
          <table:table-cell table:style-name="ce90" office:value-type="float" office:value="0.0145308987656268">
            <text:p>0.015</text:p>
          </table:table-cell>
          <table:table-cell table:style-name="ce90" office:value-type="float" office:value="0.2916055">
            <text:p>0.292</text:p>
          </table:table-cell>
          <table:table-cell table:style-name="ce90" table:formula="of:=[.C55]*[.D55]" office:value-type="float" office:value="0.00423728999999999">
            <text:p>0.004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50">
            <text:p>50</text:p>
          </table:table-cell>
          <table:table-cell table:style-name="ce90" office:value-type="float" office:value="0.021270846548937">
            <text:p>0.021</text:p>
          </table:table-cell>
          <table:table-cell table:style-name="ce90" office:value-type="float" office:value="0.5619935">
            <text:p>0.562</text:p>
          </table:table-cell>
          <table:table-cell table:style-name="ce90" table:formula="of:=[.C56]*[.D56]" office:value-type="float" office:value="0.0119540775">
            <text:p>0.012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4">
          <table:table-cell table:style-name="ce78" office:value-type="float" office:value="1">
            <text:p>1</text:p>
          </table:table-cell>
          <table:table-cell table:style-name="ce78" office:value-type="float" office:value="55">
            <text:p>55</text:p>
          </table:table-cell>
          <table:table-cell table:style-name="ce90" office:value-type="float" office:value="0.0272606052564922">
            <text:p>0.027</text:p>
          </table:table-cell>
          <table:table-cell table:style-name="ce90" office:value-type="float" office:value="0.9534305">
            <text:p>0.953</text:p>
          </table:table-cell>
          <table:table-cell table:style-name="ce90" table:formula="of:=[.C57]*[.D57]" office:value-type="float" office:value="0.0259910925">
            <text:p>0.026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60">
            <text:p>60</text:p>
          </table:table-cell>
          <table:table-cell table:style-name="ce90" office:value-type="float" office:value="0.04284095">
            <text:p>0.043</text:p>
          </table:table-cell>
          <table:table-cell table:style-name="ce90" office:value-type="float" office:value="1">
            <text:p>1.000</text:p>
          </table:table-cell>
          <table:table-cell table:style-name="ce90" table:formula="of:=[.C58]*[.D58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65">
            <text:p>65</text:p>
          </table:table-cell>
          <table:table-cell table:style-name="ce90" office:value-type="float" office:value="0.04284095">
            <text:p>0.043</text:p>
          </table:table-cell>
          <table:table-cell table:style-name="ce90" office:value-type="float" office:value="1">
            <text:p>1.000</text:p>
          </table:table-cell>
          <table:table-cell table:style-name="ce90" table:formula="of:=[.C59]*[.D59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70">
            <text:p>70</text:p>
          </table:table-cell>
          <table:table-cell table:style-name="ce90" office:value-type="float" office:value="0.04284095">
            <text:p>0.043</text:p>
          </table:table-cell>
          <table:table-cell table:style-name="ce90" office:value-type="float" office:value="1">
            <text:p>1.000</text:p>
          </table:table-cell>
          <table:table-cell table:style-name="ce90" table:formula="of:=[.C60]*[.D60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75">
            <text:p>75</text:p>
          </table:table-cell>
          <table:table-cell table:style-name="ce90" office:value-type="float" office:value="0.04284095">
            <text:p>0.043</text:p>
          </table:table-cell>
          <table:table-cell table:style-name="ce90" office:value-type="float" office:value="1">
            <text:p>1.000</text:p>
          </table:table-cell>
          <table:table-cell table:style-name="ce90" table:formula="of:=[.C61]*[.D61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80">
            <text:p>80</text:p>
          </table:table-cell>
          <table:table-cell table:style-name="ce90" office:value-type="float" office:value="0.04284095">
            <text:p>0.043</text:p>
          </table:table-cell>
          <table:table-cell table:style-name="ce90" office:value-type="float" office:value="1">
            <text:p>1.000</text:p>
          </table:table-cell>
          <table:table-cell table:style-name="ce90" table:formula="of:=[.C62]*[.D62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85">
            <text:p>85</text:p>
          </table:table-cell>
          <table:table-cell table:style-name="ce90" office:value-type="float" office:value="0.04284095">
            <text:p>0.043</text:p>
          </table:table-cell>
          <table:table-cell table:style-name="ce90" office:value-type="float" office:value="1">
            <text:p>1.000</text:p>
          </table:table-cell>
          <table:table-cell table:style-name="ce90" table:formula="of:=[.C63]*[.D63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90">
            <text:p>90</text:p>
          </table:table-cell>
          <table:table-cell table:style-name="ce90" office:value-type="float" office:value="0.04284095">
            <text:p>0.043</text:p>
          </table:table-cell>
          <table:table-cell table:style-name="ce90" office:value-type="float" office:value="1">
            <text:p>1.000</text:p>
          </table:table-cell>
          <table:table-cell table:style-name="ce90" table:formula="of:=[.C64]*[.D64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4">
          <table:table-cell table:style-name="ce79" office:value-type="float" office:value="1">
            <text:p>1</text:p>
          </table:table-cell>
          <table:table-cell table:style-name="ce79" office:value-type="float" office:value="95">
            <text:p>95</text:p>
          </table:table-cell>
          <table:table-cell table:style-name="ce90" office:value-type="float" office:value="0.04284095">
            <text:p>0.043</text:p>
          </table:table-cell>
          <table:table-cell table:style-name="ce90" office:value-type="float" office:value="1">
            <text:p>1.000</text:p>
          </table:table-cell>
          <table:table-cell table:style-name="ce90" table:formula="of:=[.C65]*[.D65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4">
          <table:table-cell table:style-name="ce80" office:value-type="float" office:value="1">
            <text:p>1</text:p>
          </table:table-cell>
          <table:table-cell table:style-name="ce80" office:value-type="float" office:value="100">
            <text:p>100</text:p>
          </table:table-cell>
          <table:table-cell table:style-name="ce91" office:value-type="float" office:value="0.04284095">
            <text:p>0.043</text:p>
          </table:table-cell>
          <table:table-cell table:style-name="ce91" office:value-type="float" office:value="1">
            <text:p>1.000</text:p>
          </table:table-cell>
          <table:table-cell table:style-name="ce91" table:formula="of:=[.C66]*[.D66]" office:value-type="float" office:value="0.04284095">
            <text:p>0.043</text:p>
          </table:table-cell>
          <table:table-cell table:style-name="ce94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8" office:value-type="float" office:value="0">
            <text:p>0.000</text:p>
          </table:table-cell>
          <table:table-cell table:style-name="ce92" office:value-type="float" office:value="0">
            <text:p>0.000</text:p>
          </table:table-cell>
          <table:table-cell table:style-name="ce92" table:formula="of:=[.C67]*[.D67]" office:value-type="float" office:value="0">
            <text:p>0.000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1">
            <text:p>1</text:p>
          </table:table-cell>
          <table:table-cell table:style-name="ce88" office:value-type="float" office:value="0">
            <text:p>0.000</text:p>
          </table:table-cell>
          <table:table-cell table:style-name="ce92" office:value-type="float" office:value="0">
            <text:p>0.000</text:p>
          </table:table-cell>
          <table:table-cell table:style-name="ce92" table:formula="of:=[.C68]*[.D68]" office:value-type="float" office:value="0">
            <text:p>0.000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2">
            <text:p>2</text:p>
          </table:table-cell>
          <table:table-cell table:style-name="ce88" office:value-type="float" office:value="0">
            <text:p>0.000</text:p>
          </table:table-cell>
          <table:table-cell table:style-name="ce92" office:value-type="float" office:value="0">
            <text:p>0.000</text:p>
          </table:table-cell>
          <table:table-cell table:style-name="ce92" table:formula="of:=[.C69]*[.D69]" office:value-type="float" office:value="0">
            <text:p>0.000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3">
            <text:p>3</text:p>
          </table:table-cell>
          <table:table-cell table:style-name="ce88" office:value-type="float" office:value="0">
            <text:p>0.000</text:p>
          </table:table-cell>
          <table:table-cell table:style-name="ce92" office:value-type="float" office:value="0">
            <text:p>0.000</text:p>
          </table:table-cell>
          <table:table-cell table:style-name="ce92" table:formula="of:=[.C70]*[.D70]" office:value-type="float" office:value="0">
            <text:p>0.000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4">
            <text:p>4</text:p>
          </table:table-cell>
          <table:table-cell table:style-name="ce88" office:value-type="float" office:value="0">
            <text:p>0.000</text:p>
          </table:table-cell>
          <table:table-cell table:style-name="ce92" office:value-type="float" office:value="0">
            <text:p>0.000</text:p>
          </table:table-cell>
          <table:table-cell table:style-name="ce92" table:formula="of:=[.C71]*[.D71]" office:value-type="float" office:value="0">
            <text:p>0.000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5">
            <text:p>5</text:p>
          </table:table-cell>
          <table:table-cell table:style-name="ce88" office:value-type="float" office:value="0.0095">
            <text:p>0.010</text:p>
          </table:table-cell>
          <table:table-cell table:style-name="ce92" office:value-type="float" office:value="0.0095">
            <text:p>0.010</text:p>
          </table:table-cell>
          <table:table-cell table:style-name="ce92" table:formula="of:=[.C72]*[.D72]" office:value-type="float" office:value="0.00009025">
            <text:p>0.000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6">
            <text:p>6</text:p>
          </table:table-cell>
          <table:table-cell table:style-name="ce88" office:value-type="float" office:value="0.0427">
            <text:p>0.043</text:p>
          </table:table-cell>
          <table:table-cell table:style-name="ce92" office:value-type="float" office:value="0.0427">
            <text:p>0.043</text:p>
          </table:table-cell>
          <table:table-cell table:style-name="ce92" table:formula="of:=[.C73]*[.D73]" office:value-type="float" office:value="0.00182329">
            <text:p>0.002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7">
            <text:p>7</text:p>
          </table:table-cell>
          <table:table-cell table:style-name="ce88" office:value-type="float" office:value="0.1272">
            <text:p>0.127</text:p>
          </table:table-cell>
          <table:table-cell table:style-name="ce92" office:value-type="float" office:value="0.1272">
            <text:p>0.127</text:p>
          </table:table-cell>
          <table:table-cell table:style-name="ce92" table:formula="of:=[.C74]*[.D74]" office:value-type="float" office:value="0.01617984">
            <text:p>0.016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8">
            <text:p>8</text:p>
          </table:table-cell>
          <table:table-cell table:style-name="ce88" office:value-type="float" office:value="0.2848">
            <text:p>0.285</text:p>
          </table:table-cell>
          <table:table-cell table:style-name="ce92" office:value-type="float" office:value="0.2848">
            <text:p>0.285</text:p>
          </table:table-cell>
          <table:table-cell table:style-name="ce92" table:formula="of:=[.C75]*[.D75]" office:value-type="float" office:value="0.08111104">
            <text:p>0.081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9">
            <text:p>9</text:p>
          </table:table-cell>
          <table:table-cell table:style-name="ce88" office:value-type="float" office:value="0.5">
            <text:p>0.500</text:p>
          </table:table-cell>
          <table:table-cell table:style-name="ce92" office:value-type="float" office:value="0.5">
            <text:p>0.500</text:p>
          </table:table-cell>
          <table:table-cell table:style-name="ce92" table:formula="of:=[.C76]*[.D76]" office:value-type="float" office:value="0.25">
            <text:p>0.250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10">
            <text:p>10</text:p>
          </table:table-cell>
          <table:table-cell table:style-name="ce88" office:value-type="float" office:value="0.7152">
            <text:p>0.715</text:p>
          </table:table-cell>
          <table:table-cell table:style-name="ce92" office:value-type="float" office:value="0.7152">
            <text:p>0.715</text:p>
          </table:table-cell>
          <table:table-cell table:style-name="ce92" table:formula="of:=[.C77]*[.D77]" office:value-type="float" office:value="0.51151104">
            <text:p>0.512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11">
            <text:p>11</text:p>
          </table:table-cell>
          <table:table-cell table:style-name="ce88" office:value-type="float" office:value="0.8728">
            <text:p>0.873</text:p>
          </table:table-cell>
          <table:table-cell table:style-name="ce92" office:value-type="float" office:value="0.8728">
            <text:p>0.873</text:p>
          </table:table-cell>
          <table:table-cell table:style-name="ce92" table:formula="of:=[.C78]*[.D78]" office:value-type="float" office:value="0.76177984">
            <text:p>0.762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1" office:value-type="float" office:value="1">
            <text:p>1</text:p>
          </table:table-cell>
          <table:table-cell table:style-name="ce85" office:value-type="float" office:value="12">
            <text:p>12</text:p>
          </table:table-cell>
          <table:table-cell table:style-name="ce88" office:value-type="float" office:value="0.9573">
            <text:p>0.957</text:p>
          </table:table-cell>
          <table:table-cell table:style-name="ce92" office:value-type="float" office:value="0.9573">
            <text:p>0.957</text:p>
          </table:table-cell>
          <table:table-cell table:style-name="ce92" table:formula="of:=[.C79]*[.D79]" office:value-type="float" office:value="0.91642329">
            <text:p>0.916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4">
          <table:table-cell table:style-name="ce82" office:value-type="float" office:value="1">
            <text:p>1</text:p>
          </table:table-cell>
          <table:table-cell table:style-name="ce86" office:value-type="float" office:value="13">
            <text:p>13</text:p>
          </table:table-cell>
          <table:table-cell table:style-name="ce89" office:value-type="float" office:value="0.9905">
            <text:p>0.991</text:p>
          </table:table-cell>
          <table:table-cell table:style-name="ce93" office:value-type="float" office:value="0.9905">
            <text:p>0.991</text:p>
          </table:table-cell>
          <table:table-cell table:style-name="ce93" table:formula="of:=[.C80]*[.D80]" office:value-type="float" office:value="0.98109025">
            <text:p>0.981</text:p>
          </table:table-cell>
          <table:table-cell table:style-name="ce86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81]*[.D81]" office:value-type="float" office:value="0">
            <text:p>0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C82]*[.D82]" office:value-type="float" office:value="0">
            <text:p>0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0007">
            <text:p>0.0007</text:p>
          </table:table-cell>
          <table:table-cell office:value-type="float" office:value="0.001">
            <text:p>0.001</text:p>
          </table:table-cell>
          <table:table-cell table:formula="of:=[.C83]*[.D83]" office:value-type="float" office:value="0.0000007">
            <text:p>0.0000007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0017">
            <text:p>0.0017</text:p>
          </table:table-cell>
          <table:table-cell office:value-type="float" office:value="0.0023">
            <text:p>0.0023</text:p>
          </table:table-cell>
          <table:table-cell table:formula="of:=[.C84]*[.D84]" office:value-type="float" office:value="0.00000391">
            <text:p>0.00000391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031">
            <text:p>0.0031</text:p>
          </table:table-cell>
          <table:table-cell office:value-type="float" office:value="0.0041">
            <text:p>0.0041</text:p>
          </table:table-cell>
          <table:table-cell table:formula="of:=[.C85]*[.D85]" office:value-type="float" office:value="0.00001271">
            <text:p>0.00001271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048">
            <text:p>0.0048</text:p>
          </table:table-cell>
          <table:table-cell office:value-type="float" office:value="0.0064">
            <text:p>0.0064</text:p>
          </table:table-cell>
          <table:table-cell table:formula="of:=[.C86]*[.D86]" office:value-type="float" office:value="0.00003072">
            <text:p>0.00003072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.0071">
            <text:p>0.0071</text:p>
          </table:table-cell>
          <table:table-cell office:value-type="float" office:value="0.0095">
            <text:p>0.0095</text:p>
          </table:table-cell>
          <table:table-cell table:formula="of:=[.C87]*[.D87]" office:value-type="float" office:value="0.00006745">
            <text:p>0.0000674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.0101">
            <text:p>0.0101</text:p>
          </table:table-cell>
          <table:table-cell office:value-type="float" office:value="0.0135">
            <text:p>0.0135</text:p>
          </table:table-cell>
          <table:table-cell table:formula="of:=[.C88]*[.D88]" office:value-type="float" office:value="0.00013635">
            <text:p>0.0001363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.0139">
            <text:p>0.0139</text:p>
          </table:table-cell>
          <table:table-cell office:value-type="float" office:value="0.0186">
            <text:p>0.0186</text:p>
          </table:table-cell>
          <table:table-cell table:formula="of:=[.C89]*[.D89]" office:value-type="float" office:value="0.00025854">
            <text:p>0.00025854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.0187">
            <text:p>0.0187</text:p>
          </table:table-cell>
          <table:table-cell office:value-type="float" office:value="0.025">
            <text:p>0.025</text:p>
          </table:table-cell>
          <table:table-cell table:formula="of:=[.C90]*[.D90]" office:value-type="float" office:value="0.0004675">
            <text:p>0.000467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247">
            <text:p>0.0247</text:p>
          </table:table-cell>
          <table:table-cell office:value-type="float" office:value="0.0329">
            <text:p>0.0329</text:p>
          </table:table-cell>
          <table:table-cell table:formula="of:=[.C91]*[.D91]" office:value-type="float" office:value="0.00081263">
            <text:p>0.00081263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0.032">
            <text:p>0.032</text:p>
          </table:table-cell>
          <table:table-cell office:value-type="float" office:value="0.0427">
            <text:p>0.0427</text:p>
          </table:table-cell>
          <table:table-cell table:formula="of:=[.C92]*[.D92]" office:value-type="float" office:value="0.0013664">
            <text:p>0.0013664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0409">
            <text:p>0.0409</text:p>
          </table:table-cell>
          <table:table-cell office:value-type="float" office:value="0.0545">
            <text:p>0.0545</text:p>
          </table:table-cell>
          <table:table-cell table:formula="of:=[.C93]*[.D93]" office:value-type="float" office:value="0.00222905">
            <text:p>0.0022290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0.0515">
            <text:p>0.0515</text:p>
          </table:table-cell>
          <table:table-cell office:value-type="float" office:value="0.0687">
            <text:p>0.0687</text:p>
          </table:table-cell>
          <table:table-cell table:formula="of:=[.C94]*[.D94]" office:value-type="float" office:value="0.00353805">
            <text:p>0.0035380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0.064">
            <text:p>0.064</text:p>
          </table:table-cell>
          <table:table-cell office:value-type="float" office:value="0.0853">
            <text:p>0.0853</text:p>
          </table:table-cell>
          <table:table-cell table:formula="of:=[.C95]*[.D95]" office:value-type="float" office:value="0.0054592">
            <text:p>0.0054592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.0786">
            <text:p>0.0786</text:p>
          </table:table-cell>
          <table:table-cell office:value-type="float" office:value="0.1048">
            <text:p>0.1048</text:p>
          </table:table-cell>
          <table:table-cell table:formula="of:=[.C96]*[.D96]" office:value-type="float" office:value="0.00823728">
            <text:p>0.0082372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0.0954">
            <text:p>0.0954</text:p>
          </table:table-cell>
          <table:table-cell office:value-type="float" office:value="0.1272">
            <text:p>0.1272</text:p>
          </table:table-cell>
          <table:table-cell table:formula="of:=[.C97]*[.D97]" office:value-type="float" office:value="0.01213488">
            <text:p>0.0121348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0.1145">
            <text:p>0.1145</text:p>
          </table:table-cell>
          <table:table-cell office:value-type="float" office:value="0.1527">
            <text:p>0.1527</text:p>
          </table:table-cell>
          <table:table-cell table:formula="of:=[.C98]*[.D98]" office:value-type="float" office:value="0.01748415">
            <text:p>0.0174841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0.1359">
            <text:p>0.1359</text:p>
          </table:table-cell>
          <table:table-cell office:value-type="float" office:value="0.1812">
            <text:p>0.1812</text:p>
          </table:table-cell>
          <table:table-cell table:formula="of:=[.C99]*[.D99]" office:value-type="float" office:value="0.02462508">
            <text:p>0.0246250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1596">
            <text:p>0.1596</text:p>
          </table:table-cell>
          <table:table-cell office:value-type="float" office:value="0.2128">
            <text:p>0.2128</text:p>
          </table:table-cell>
          <table:table-cell table:formula="of:=[.C100]*[.D100]" office:value-type="float" office:value="0.03396288">
            <text:p>0.0339628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0.1856">
            <text:p>0.1856</text:p>
          </table:table-cell>
          <table:table-cell office:value-type="float" office:value="0.2474">
            <text:p>0.2474</text:p>
          </table:table-cell>
          <table:table-cell table:formula="of:=[.C101]*[.D101]" office:value-type="float" office:value="0.04591744">
            <text:p>0.04591744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2136">
            <text:p>0.2136</text:p>
          </table:table-cell>
          <table:table-cell office:value-type="float" office:value="0.2848">
            <text:p>0.2848</text:p>
          </table:table-cell>
          <table:table-cell table:formula="of:=[.C102]*[.D102]" office:value-type="float" office:value="0.06083328">
            <text:p>0.0608332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0.2435">
            <text:p>0.2435</text:p>
          </table:table-cell>
          <table:table-cell office:value-type="float" office:value="0.3246">
            <text:p>0.3246</text:p>
          </table:table-cell>
          <table:table-cell table:formula="of:=[.C103]*[.D103]" office:value-type="float" office:value="0.0790401">
            <text:p>0.0790401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0.2749">
            <text:p>0.2749</text:p>
          </table:table-cell>
          <table:table-cell office:value-type="float" office:value="0.3665">
            <text:p>0.3665</text:p>
          </table:table-cell>
          <table:table-cell table:formula="of:=[.C104]*[.D104]" office:value-type="float" office:value="0.10075085">
            <text:p>0.1007508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.3076">
            <text:p>0.3076</text:p>
          </table:table-cell>
          <table:table-cell office:value-type="float" office:value="0.4101">
            <text:p>0.4101</text:p>
          </table:table-cell>
          <table:table-cell table:formula="of:=[.C105]*[.D105]" office:value-type="float" office:value="0.12614676">
            <text:p>0.12614676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0.3411">
            <text:p>0.3411</text:p>
          </table:table-cell>
          <table:table-cell office:value-type="float" office:value="0.4547">
            <text:p>0.4547</text:p>
          </table:table-cell>
          <table:table-cell table:formula="of:=[.C106]*[.D106]" office:value-type="float" office:value="0.15509817">
            <text:p>0.15509817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0.375">
            <text:p>0.375</text:p>
          </table:table-cell>
          <table:table-cell office:value-type="float" office:value="0.5">
            <text:p>0.5</text:p>
          </table:table-cell>
          <table:table-cell table:formula="of:=[.C107]*[.D107]" office:value-type="float" office:value="0.1875">
            <text:p>0.187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float" office:value="0.4089">
            <text:p>0.4089</text:p>
          </table:table-cell>
          <table:table-cell office:value-type="float" office:value="0.5453">
            <text:p>0.5453</text:p>
          </table:table-cell>
          <table:table-cell table:formula="of:=[.C108]*[.D108]" office:value-type="float" office:value="0.22297317">
            <text:p>0.22297317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office:value-type="float" office:value="0.4424">
            <text:p>0.4424</text:p>
          </table:table-cell>
          <table:table-cell office:value-type="float" office:value="0.5899">
            <text:p>0.5899</text:p>
          </table:table-cell>
          <table:table-cell table:formula="of:=[.C109]*[.D109]" office:value-type="float" office:value="0.26097176">
            <text:p>0.26097176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office:value-type="float" office:value="0.4751">
            <text:p>0.4751</text:p>
          </table:table-cell>
          <table:table-cell office:value-type="float" office:value="0.6335">
            <text:p>0.6335</text:p>
          </table:table-cell>
          <table:table-cell table:formula="of:=[.C110]*[.D110]" office:value-type="float" office:value="0.30097585">
            <text:p>0.3009758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.5065">
            <text:p>0.5065</text:p>
          </table:table-cell>
          <table:table-cell office:value-type="float" office:value="0.6754">
            <text:p>0.6754</text:p>
          </table:table-cell>
          <table:table-cell table:formula="of:=[.C111]*[.D111]" office:value-type="float" office:value="0.3420901">
            <text:p>0.3420901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office:value-type="float" office:value="0.5364">
            <text:p>0.5364</text:p>
          </table:table-cell>
          <table:table-cell office:value-type="float" office:value="0.7152">
            <text:p>0.7152</text:p>
          </table:table-cell>
          <table:table-cell table:formula="of:=[.C112]*[.D112]" office:value-type="float" office:value="0.38363328">
            <text:p>0.3836332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0.5644">
            <text:p>0.5644</text:p>
          </table:table-cell>
          <table:table-cell office:value-type="float" office:value="0.7526">
            <text:p>0.7526</text:p>
          </table:table-cell>
          <table:table-cell table:formula="of:=[.C113]*[.D113]" office:value-type="float" office:value="0.42476744">
            <text:p>0.42476744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0.5904">
            <text:p>0.5904</text:p>
          </table:table-cell>
          <table:table-cell office:value-type="float" office:value="0.7872">
            <text:p>0.7872</text:p>
          </table:table-cell>
          <table:table-cell table:formula="of:=[.C114]*[.D114]" office:value-type="float" office:value="0.46476288">
            <text:p>0.4647628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float" office:value="0.6141">
            <text:p>0.6141</text:p>
          </table:table-cell>
          <table:table-cell office:value-type="float" office:value="0.8188">
            <text:p>0.8188</text:p>
          </table:table-cell>
          <table:table-cell table:formula="of:=[.C115]*[.D115]" office:value-type="float" office:value="0.50282508">
            <text:p>0.5028250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0.6355">
            <text:p>0.6355</text:p>
          </table:table-cell>
          <table:table-cell office:value-type="float" office:value="0.8473">
            <text:p>0.8473</text:p>
          </table:table-cell>
          <table:table-cell table:formula="of:=[.C116]*[.D116]" office:value-type="float" office:value="0.53845915">
            <text:p>0.5384591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0.6546">
            <text:p>0.6546</text:p>
          </table:table-cell>
          <table:table-cell office:value-type="float" office:value="0.8728">
            <text:p>0.8728</text:p>
          </table:table-cell>
          <table:table-cell table:formula="of:=[.C117]*[.D117]" office:value-type="float" office:value="0.57133488">
            <text:p>0.5713348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0.6714">
            <text:p>0.6714</text:p>
          </table:table-cell>
          <table:table-cell office:value-type="float" office:value="0.8952">
            <text:p>0.8952</text:p>
          </table:table-cell>
          <table:table-cell table:formula="of:=[.C118]*[.D118]" office:value-type="float" office:value="0.60103728">
            <text:p>0.6010372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float" office:value="0.686">
            <text:p>0.686</text:p>
          </table:table-cell>
          <table:table-cell office:value-type="float" office:value="0.9147">
            <text:p>0.9147</text:p>
          </table:table-cell>
          <table:table-cell table:formula="of:=[.C119]*[.D119]" office:value-type="float" office:value="0.6274842">
            <text:p>0.6274842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0.6985">
            <text:p>0.6985</text:p>
          </table:table-cell>
          <table:table-cell office:value-type="float" office:value="0.9313">
            <text:p>0.9313</text:p>
          </table:table-cell>
          <table:table-cell table:formula="of:=[.C120]*[.D120]" office:value-type="float" office:value="0.65051305">
            <text:p>0.6505130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0.7091">
            <text:p>0.7091</text:p>
          </table:table-cell>
          <table:table-cell office:value-type="float" office:value="0.9455">
            <text:p>0.9455</text:p>
          </table:table-cell>
          <table:table-cell table:formula="of:=[.C121]*[.D121]" office:value-type="float" office:value="0.67045405">
            <text:p>0.6704540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0.718">
            <text:p>0.718</text:p>
          </table:table-cell>
          <table:table-cell office:value-type="float" office:value="0.9573">
            <text:p>0.9573</text:p>
          </table:table-cell>
          <table:table-cell table:formula="of:=[.C122]*[.D122]" office:value-type="float" office:value="0.6873414">
            <text:p>0.6873414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  <table:table-cell office:value-type="float" office:value="0.7253">
            <text:p>0.7253</text:p>
          </table:table-cell>
          <table:table-cell office:value-type="float" office:value="0.9671">
            <text:p>0.9671</text:p>
          </table:table-cell>
          <table:table-cell table:formula="of:=[.C123]*[.D123]" office:value-type="float" office:value="0.70143763">
            <text:p>0.70143763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float" office:value="0.7313">
            <text:p>0.7313</text:p>
          </table:table-cell>
          <table:table-cell office:value-type="float" office:value="0.975">
            <text:p>0.975</text:p>
          </table:table-cell>
          <table:table-cell table:formula="of:=[.C124]*[.D124]" office:value-type="float" office:value="0.7130175">
            <text:p>0.713017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office:value-type="float" office:value="0.7361">
            <text:p>0.7361</text:p>
          </table:table-cell>
          <table:table-cell office:value-type="float" office:value="0.9814">
            <text:p>0.9814</text:p>
          </table:table-cell>
          <table:table-cell table:formula="of:=[.C125]*[.D125]" office:value-type="float" office:value="0.72240854">
            <text:p>0.72240854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0.7399">
            <text:p>0.7399</text:p>
          </table:table-cell>
          <table:table-cell office:value-type="float" office:value="0.9865">
            <text:p>0.9865</text:p>
          </table:table-cell>
          <table:table-cell table:formula="of:=[.C126]*[.D126]" office:value-type="float" office:value="0.72991135">
            <text:p>0.7299113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office:value-type="float" office:value="0.7429">
            <text:p>0.7429</text:p>
          </table:table-cell>
          <table:table-cell office:value-type="float" office:value="0.9905">
            <text:p>0.9905</text:p>
          </table:table-cell>
          <table:table-cell table:formula="of:=[.C127]*[.D127]" office:value-type="float" office:value="0.73584245">
            <text:p>0.7358424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0.7452">
            <text:p>0.7452</text:p>
          </table:table-cell>
          <table:table-cell office:value-type="float" office:value="0.9936">
            <text:p>0.9936</text:p>
          </table:table-cell>
          <table:table-cell table:formula="of:=[.C128]*[.D128]" office:value-type="float" office:value="0.74043072">
            <text:p>0.74043072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0.7469">
            <text:p>0.7469</text:p>
          </table:table-cell>
          <table:table-cell office:value-type="float" office:value="0.9959">
            <text:p>0.9959</text:p>
          </table:table-cell>
          <table:table-cell table:formula="of:=[.C129]*[.D129]" office:value-type="float" office:value="0.74383771">
            <text:p>0.74383771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office:value-type="float" office:value="0.7483">
            <text:p>0.7483</text:p>
          </table:table-cell>
          <table:table-cell office:value-type="float" office:value="0.9977">
            <text:p>0.9977</text:p>
          </table:table-cell>
          <table:table-cell table:formula="of:=[.C130]*[.D130]" office:value-type="float" office:value="0.74657891">
            <text:p>0.74657891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table:style-name="ce74" office:value-type="float" office:value="1">
            <text:p>1</text:p>
          </table:table-cell>
          <table:table-cell table:style-name="ce74" office:value-type="float" office:value="500">
            <text:p>500</text:p>
          </table:table-cell>
          <table:table-cell table:style-name="ce74" office:value-type="float" office:value="0.7493">
            <text:p>0.7493</text:p>
          </table:table-cell>
          <table:table-cell table:style-name="ce74" office:value-type="float" office:value="0.999">
            <text:p>0.999</text:p>
          </table:table-cell>
          <table:table-cell table:style-name="ce74" table:formula="of:=[.C131]*[.D131]" office:value-type="float" office:value="0.7485507">
            <text:p>0.7485507</text:p>
          </table:table-cell>
          <table:table-cell table:style-name="ce74"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table:formula="of:=[.C132]*[.D132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50">
            <text:p>5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formula="of:=[.C133]*[.D133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100">
            <text:p>10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formula="of:=[.C134]*[.D134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150">
            <text:p>15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formula="of:=[.C135]*[.D135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200">
            <text:p>20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formula="of:=[.C136]*[.D136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250">
            <text:p>25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formula="of:=[.C137]*[.D137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300">
            <text:p>30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formula="of:=[.C138]*[.D138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350">
            <text:p>350</text:p>
          </table:table-cell>
          <table:table-cell table:style-name="ce85" office:value-type="float" office:value="0.0013">
            <text:p>0.0013</text:p>
          </table:table-cell>
          <table:table-cell table:style-name="ce85" office:value-type="float" office:value="0.0034">
            <text:p>0.0034</text:p>
          </table:table-cell>
          <table:table-cell table:style-name="ce85" table:formula="of:=[.C139]*[.D139]" office:value-type="float" office:value="0.00000442">
            <text:p>0.00000442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400">
            <text:p>400</text:p>
          </table:table-cell>
          <table:table-cell table:style-name="ce85" office:value-type="float" office:value="0.0039">
            <text:p>0.0039</text:p>
          </table:table-cell>
          <table:table-cell table:style-name="ce85" office:value-type="float" office:value="0.0105">
            <text:p>0.0105</text:p>
          </table:table-cell>
          <table:table-cell table:style-name="ce85" table:formula="of:=[.C140]*[.D140]" office:value-type="float" office:value="0.00004095">
            <text:p>0.00004095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450">
            <text:p>450</text:p>
          </table:table-cell>
          <table:table-cell table:style-name="ce85" office:value-type="float" office:value="0.0091">
            <text:p>0.0091</text:p>
          </table:table-cell>
          <table:table-cell table:style-name="ce85" office:value-type="float" office:value="0.0243">
            <text:p>0.0243</text:p>
          </table:table-cell>
          <table:table-cell table:style-name="ce85" table:formula="of:=[.C141]*[.D141]" office:value-type="float" office:value="0.00022113">
            <text:p>0.00022113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500">
            <text:p>500</text:p>
          </table:table-cell>
          <table:table-cell table:style-name="ce85" office:value-type="float" office:value="0.0182">
            <text:p>0.0182</text:p>
          </table:table-cell>
          <table:table-cell table:style-name="ce85" office:value-type="float" office:value="0.0487">
            <text:p>0.0487</text:p>
          </table:table-cell>
          <table:table-cell table:style-name="ce85" table:formula="of:=[.C142]*[.D142]" office:value-type="float" office:value="0.00088634">
            <text:p>0.00088634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550">
            <text:p>550</text:p>
          </table:table-cell>
          <table:table-cell table:style-name="ce85" office:value-type="float" office:value="0.0331">
            <text:p>0.0331</text:p>
          </table:table-cell>
          <table:table-cell table:style-name="ce85" office:value-type="float" office:value="0.0882">
            <text:p>0.0882</text:p>
          </table:table-cell>
          <table:table-cell table:style-name="ce85" table:formula="of:=[.C143]*[.D143]" office:value-type="float" office:value="0.00291942">
            <text:p>0.00291942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600">
            <text:p>600</text:p>
          </table:table-cell>
          <table:table-cell table:style-name="ce85" office:value-type="float" office:value="0.0551">
            <text:p>0.0551</text:p>
          </table:table-cell>
          <table:table-cell table:style-name="ce85" office:value-type="float" office:value="0.147">
            <text:p>0.147</text:p>
          </table:table-cell>
          <table:table-cell table:style-name="ce85" table:formula="of:=[.C144]*[.D144]" office:value-type="float" office:value="0.0080997">
            <text:p>0.0080997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650">
            <text:p>650</text:p>
          </table:table-cell>
          <table:table-cell table:style-name="ce85" office:value-type="float" office:value="0.0851">
            <text:p>0.0851</text:p>
          </table:table-cell>
          <table:table-cell table:style-name="ce85" office:value-type="float" office:value="0.2271">
            <text:p>0.2271</text:p>
          </table:table-cell>
          <table:table-cell table:style-name="ce85" table:formula="of:=[.C145]*[.D145]" office:value-type="float" office:value="0.01932621">
            <text:p>0.01932621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700">
            <text:p>700</text:p>
          </table:table-cell>
          <table:table-cell table:style-name="ce85" office:value-type="float" office:value="0.1225">
            <text:p>0.1225</text:p>
          </table:table-cell>
          <table:table-cell table:style-name="ce85" office:value-type="float" office:value="0.3268">
            <text:p>0.3268</text:p>
          </table:table-cell>
          <table:table-cell table:style-name="ce85" table:formula="of:=[.C146]*[.D146]" office:value-type="float" office:value="0.040033">
            <text:p>0.040033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750">
            <text:p>750</text:p>
          </table:table-cell>
          <table:table-cell table:style-name="ce85" office:value-type="float" office:value="0.1652">
            <text:p>0.1652</text:p>
          </table:table-cell>
          <table:table-cell table:style-name="ce85" office:value-type="float" office:value="0.4406">
            <text:p>0.4406</text:p>
          </table:table-cell>
          <table:table-cell table:style-name="ce85" table:formula="of:=[.C147]*[.D147]" office:value-type="float" office:value="0.07278712">
            <text:p>0.07278712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800">
            <text:p>800</text:p>
          </table:table-cell>
          <table:table-cell table:style-name="ce85" office:value-type="float" office:value="0.2098">
            <text:p>0.2098</text:p>
          </table:table-cell>
          <table:table-cell table:style-name="ce85" office:value-type="float" office:value="0.5594">
            <text:p>0.5594</text:p>
          </table:table-cell>
          <table:table-cell table:style-name="ce85" table:formula="of:=[.C148]*[.D148]" office:value-type="float" office:value="0.11736212">
            <text:p>0.11736212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850">
            <text:p>850</text:p>
          </table:table-cell>
          <table:table-cell table:style-name="ce85" office:value-type="float" office:value="0.2525">
            <text:p>0.2525</text:p>
          </table:table-cell>
          <table:table-cell table:style-name="ce85" office:value-type="float" office:value="0.6732">
            <text:p>0.6732</text:p>
          </table:table-cell>
          <table:table-cell table:style-name="ce85" table:formula="of:=[.C149]*[.D149]" office:value-type="float" office:value="0.169983">
            <text:p>0.169983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900">
            <text:p>900</text:p>
          </table:table-cell>
          <table:table-cell table:style-name="ce85" office:value-type="float" office:value="0.2899">
            <text:p>0.2899</text:p>
          </table:table-cell>
          <table:table-cell table:style-name="ce85" office:value-type="float" office:value="0.7729">
            <text:p>0.7729</text:p>
          </table:table-cell>
          <table:table-cell table:style-name="ce85" table:formula="of:=[.C150]*[.D150]" office:value-type="float" office:value="0.22406371">
            <text:p>0.22406371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950">
            <text:p>950</text:p>
          </table:table-cell>
          <table:table-cell table:style-name="ce85" office:value-type="float" office:value="0.3199">
            <text:p>0.3199</text:p>
          </table:table-cell>
          <table:table-cell table:style-name="ce85" office:value-type="float" office:value="0.853">
            <text:p>0.853</text:p>
          </table:table-cell>
          <table:table-cell table:style-name="ce85" table:formula="of:=[.C151]*[.D151]" office:value-type="float" office:value="0.2728747">
            <text:p>0.2728747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1000">
            <text:p>1000</text:p>
          </table:table-cell>
          <table:table-cell table:style-name="ce85" office:value-type="float" office:value="0.3419">
            <text:p>0.3419</text:p>
          </table:table-cell>
          <table:table-cell table:style-name="ce85" office:value-type="float" office:value="0.9118">
            <text:p>0.9118</text:p>
          </table:table-cell>
          <table:table-cell table:style-name="ce85" table:formula="of:=[.C152]*[.D152]" office:value-type="float" office:value="0.31174442">
            <text:p>0.31174442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1050">
            <text:p>1050</text:p>
          </table:table-cell>
          <table:table-cell table:style-name="ce85" office:value-type="float" office:value="0.3568">
            <text:p>0.3568</text:p>
          </table:table-cell>
          <table:table-cell table:style-name="ce85" office:value-type="float" office:value="0.9513">
            <text:p>0.9513</text:p>
          </table:table-cell>
          <table:table-cell table:style-name="ce85" table:formula="of:=[.C153]*[.D153]" office:value-type="float" office:value="0.33942384">
            <text:p>0.33942384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1100">
            <text:p>1100</text:p>
          </table:table-cell>
          <table:table-cell table:style-name="ce85" office:value-type="float" office:value="0.3659">
            <text:p>0.3659</text:p>
          </table:table-cell>
          <table:table-cell table:style-name="ce85" office:value-type="float" office:value="0.9757">
            <text:p>0.9757</text:p>
          </table:table-cell>
          <table:table-cell table:style-name="ce85" table:formula="of:=[.C154]*[.D154]" office:value-type="float" office:value="0.35700863">
            <text:p>0.35700863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1150">
            <text:p>1150</text:p>
          </table:table-cell>
          <table:table-cell table:style-name="ce85" office:value-type="float" office:value="0.3711">
            <text:p>0.3711</text:p>
          </table:table-cell>
          <table:table-cell table:style-name="ce85" office:value-type="float" office:value="0.9895">
            <text:p>0.9895</text:p>
          </table:table-cell>
          <table:table-cell table:style-name="ce85" table:formula="of:=[.C155]*[.D155]" office:value-type="float" office:value="0.36720345">
            <text:p>0.36720345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1200">
            <text:p>1200</text:p>
          </table:table-cell>
          <table:table-cell table:style-name="ce85" office:value-type="float" office:value="0.3737">
            <text:p>0.3737</text:p>
          </table:table-cell>
          <table:table-cell table:style-name="ce85" office:value-type="float" office:value="0.9966">
            <text:p>0.9966</text:p>
          </table:table-cell>
          <table:table-cell table:style-name="ce85" table:formula="of:=[.C156]*[.D156]" office:value-type="float" office:value="0.37242942">
            <text:p>0.37242942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1500">
            <text:p>1500</text:p>
          </table:table-cell>
          <table:table-cell table:style-name="ce85" office:value-type="float" office:value="0.3737">
            <text:p>0.3737</text:p>
          </table:table-cell>
          <table:table-cell table:style-name="ce85" office:value-type="float" office:value="0.9966">
            <text:p>0.9966</text:p>
          </table:table-cell>
          <table:table-cell table:style-name="ce85" table:formula="of:=[.C157]*[.D157]" office:value-type="float" office:value="0.37242942">
            <text:p>0.37242942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5" office:value-type="float" office:value="1">
            <text:p>1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0.3737">
            <text:p>0.3737</text:p>
          </table:table-cell>
          <table:table-cell table:style-name="ce85" office:value-type="float" office:value="0.9966">
            <text:p>0.9966</text:p>
          </table:table-cell>
          <table:table-cell table:style-name="ce85" table:formula="of:=[.C158]*[.D158]" office:value-type="float" office:value="0.37242942">
            <text:p>0.37242942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table:style-name="ce86" office:value-type="float" office:value="1">
            <text:p>1</text:p>
          </table:table-cell>
          <table:table-cell table:style-name="ce86" office:value-type="float" office:value="3000">
            <text:p>3000</text:p>
          </table:table-cell>
          <table:table-cell table:style-name="ce86" office:value-type="float" office:value="0.3737">
            <text:p>0.3737</text:p>
          </table:table-cell>
          <table:table-cell table:style-name="ce86" office:value-type="float" office:value="0.9966">
            <text:p>0.9966</text:p>
          </table:table-cell>
          <table:table-cell table:style-name="ce86" table:formula="of:=[.C159]*[.D159]" office:value-type="float" office:value="0.37242942">
            <text:p>0.37242942</text:p>
          </table:table-cell>
          <table:table-cell table:style-name="ce86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160]*[.D160]" office:value-type="float" office:value="0">
            <text:p>0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678949776251497">
            <text:p>0.0067894978</text:p>
          </table:table-cell>
          <table:table-cell office:value-type="float" office:value="1">
            <text:p>1</text:p>
          </table:table-cell>
          <table:table-cell table:formula="of:=[.C161]*[.D161]" office:value-type="float" office:value="0.00678949776251497">
            <text:p>0.0067894978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float" office:value="0.00814528920250853">
            <text:p>0.0081452892</text:p>
          </table:table-cell>
          <table:table-cell office:value-type="float" office:value="1">
            <text:p>1</text:p>
          </table:table-cell>
          <table:table-cell table:formula="of:=[.C162]*[.D162]" office:value-type="float" office:value="0.00814528920250853">
            <text:p>0.0081452892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0972509352345094">
            <text:p>0.0097250935</text:p>
          </table:table-cell>
          <table:table-cell office:value-type="float" office:value="1">
            <text:p>1</text:p>
          </table:table-cell>
          <table:table-cell table:formula="of:=[.C163]*[.D163]" office:value-type="float" office:value="0.00972509352345094">
            <text:p>0.0097250935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float" office:value="0.0115589656227723">
            <text:p>0.0115589656</text:p>
          </table:table-cell>
          <table:table-cell office:value-type="float" office:value="1">
            <text:p>1</text:p>
          </table:table-cell>
          <table:table-cell table:formula="of:=[.C164]*[.D164]" office:value-type="float" office:value="0.0115589656227723">
            <text:p>0.0115589656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0600000000000001">
            <text:p>0.06</text:p>
          </table:table-cell>
          <table:table-cell office:value-type="float" office:value="0.0136799298111267">
            <text:p>0.0136799298</text:p>
          </table:table-cell>
          <table:table-cell office:value-type="float" office:value="1">
            <text:p>1</text:p>
          </table:table-cell>
          <table:table-cell table:formula="of:=[.C165]*[.D165]" office:value-type="float" office:value="0.0136799298111267">
            <text:p>0.0136799298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float" office:value="0.0161241104017595">
            <text:p>0.0161241104</text:p>
          </table:table-cell>
          <table:table-cell office:value-type="float" office:value="1">
            <text:p>1</text:p>
          </table:table-cell>
          <table:table-cell table:formula="of:=[.C166]*[.D166]" office:value-type="float" office:value="0.0161241104017595">
            <text:p>0.0161241104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0.0189308408103225">
            <text:p>0.0189308408</text:p>
          </table:table-cell>
          <table:table-cell office:value-type="float" office:value="1">
            <text:p>1</text:p>
          </table:table-cell>
          <table:table-cell table:formula="of:=[.C167]*[.D167]" office:value-type="float" office:value="0.0189308408103225">
            <text:p>0.0189308408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105">
            <text:p>0.105</text:p>
          </table:table-cell>
          <table:table-cell office:value-type="float" office:value="0.0221427455659714">
            <text:p>0.0221427456</text:p>
          </table:table-cell>
          <table:table-cell office:value-type="float" office:value="1">
            <text:p>1</text:p>
          </table:table-cell>
          <table:table-cell table:formula="of:=[.C168]*[.D168]" office:value-type="float" office:value="0.0221427455659714">
            <text:p>0.0221427456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12">
            <text:p>0.12</text:p>
          </table:table-cell>
          <table:table-cell office:value-type="float" office:value="0.025805789159263">
            <text:p>0.0258057892</text:p>
          </table:table-cell>
          <table:table-cell office:value-type="float" office:value="1">
            <text:p>1</text:p>
          </table:table-cell>
          <table:table-cell table:formula="of:=[.C169]*[.D169]" office:value-type="float" office:value="0.025805789159263">
            <text:p>0.0258057892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135">
            <text:p>0.135</text:p>
          </table:table-cell>
          <table:table-cell office:value-type="float" office:value="0.0299692852202144">
            <text:p>0.0299692852</text:p>
          </table:table-cell>
          <table:table-cell office:value-type="float" office:value="1">
            <text:p>1</text:p>
          </table:table-cell>
          <table:table-cell table:formula="of:=[.C170]*[.D170]" office:value-type="float" office:value="0.0299692852202144">
            <text:p>0.0299692852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0.0346858591481403">
            <text:p>0.0346858591</text:p>
          </table:table-cell>
          <table:table-cell office:value-type="float" office:value="1">
            <text:p>1</text:p>
          </table:table-cell>
          <table:table-cell table:formula="of:=[.C171]*[.D171]" office:value-type="float" office:value="0.0346858591481403">
            <text:p>0.034685859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165">
            <text:p>0.165</text:p>
          </table:table-cell>
          <table:table-cell office:value-type="float" office:value="0.0400113570222797">
            <text:p>0.040011357</text:p>
          </table:table-cell>
          <table:table-cell office:value-type="float" office:value="1">
            <text:p>1</text:p>
          </table:table-cell>
          <table:table-cell table:formula="of:=[.C172]*[.D172]" office:value-type="float" office:value="0.0400113570222797">
            <text:p>0.040011357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0.0460046934286032">
            <text:p>0.0460046934</text:p>
          </table:table-cell>
          <table:table-cell office:value-type="float" office:value="1">
            <text:p>1</text:p>
          </table:table-cell>
          <table:table-cell table:formula="of:=[.C173]*[.D173]" office:value-type="float" office:value="0.0460046934286032">
            <text:p>0.0460046934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195">
            <text:p>0.195</text:p>
          </table:table-cell>
          <table:table-cell office:value-type="float" office:value="0.0527276307642764">
            <text:p>0.0527276308</text:p>
          </table:table-cell>
          <table:table-cell office:value-type="float" office:value="1">
            <text:p>1</text:p>
          </table:table-cell>
          <table:table-cell table:formula="of:=[.C174]*[.D174]" office:value-type="float" office:value="0.0527276307642764">
            <text:p>0.0527276308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 office:value-type="float" office:value="0.0602444826480579">
            <text:p>0.0602444826</text:p>
          </table:table-cell>
          <table:table-cell office:value-type="float" office:value="1">
            <text:p>1</text:p>
          </table:table-cell>
          <table:table-cell table:formula="of:=[.C175]*[.D175]" office:value-type="float" office:value="0.0602444826480579">
            <text:p>0.0602444826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225">
            <text:p>0.225</text:p>
          </table:table-cell>
          <table:table-cell office:value-type="float" office:value="0.0686217342933425">
            <text:p>0.0686217343</text:p>
          </table:table-cell>
          <table:table-cell office:value-type="float" office:value="1">
            <text:p>1</text:p>
          </table:table-cell>
          <table:table-cell table:formula="of:=[.C176]*[.D176]" office:value-type="float" office:value="0.0686217342933425">
            <text:p>0.0686217343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0779275731106646">
            <text:p>0.0779275731</text:p>
          </table:table-cell>
          <table:table-cell office:value-type="float" office:value="1">
            <text:p>1</text:p>
          </table:table-cell>
          <table:table-cell table:formula="of:=[.C177]*[.D177]" office:value-type="float" office:value="0.0779275731106646">
            <text:p>0.077927573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255">
            <text:p>0.255</text:p>
          </table:table-cell>
          <table:table-cell office:value-type="float" office:value="0.0882313234168283">
            <text:p>0.0882313234</text:p>
          </table:table-cell>
          <table:table-cell office:value-type="float" office:value="1">
            <text:p>1</text:p>
          </table:table-cell>
          <table:table-cell table:formula="of:=[.C178]*[.D178]" office:value-type="float" office:value="0.0882313234168283">
            <text:p>0.0882313234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27">
            <text:p>0.27</text:p>
          </table:table-cell>
          <table:table-cell office:value-type="float" office:value="0.099602779954607">
            <text:p>0.09960278</text:p>
          </table:table-cell>
          <table:table-cell office:value-type="float" office:value="1">
            <text:p>1</text:p>
          </table:table-cell>
          <table:table-cell table:formula="of:=[.C179]*[.D179]" office:value-type="float" office:value="0.099602779954607">
            <text:p>0.09960278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285">
            <text:p>0.285</text:p>
          </table:table-cell>
          <table:table-cell office:value-type="float" office:value="0.112111435983191">
            <text:p>0.112111436</text:p>
          </table:table-cell>
          <table:table-cell office:value-type="float" office:value="1">
            <text:p>1</text:p>
          </table:table-cell>
          <table:table-cell table:formula="of:=[.C180]*[.D180]" office:value-type="float" office:value="0.112111435983191">
            <text:p>0.112111436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25825602994012">
            <text:p>0.125825603</text:p>
          </table:table-cell>
          <table:table-cell office:value-type="float" office:value="1">
            <text:p>1</text:p>
          </table:table-cell>
          <table:table-cell table:formula="of:=[.C181]*[.D181]" office:value-type="float" office:value="0.125825602994012">
            <text:p>0.125825603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315">
            <text:p>0.315</text:p>
          </table:table-cell>
          <table:table-cell office:value-type="float" office:value="0.140811420642894">
            <text:p>0.1408114206</text:p>
          </table:table-cell>
          <table:table-cell office:value-type="float" office:value="1">
            <text:p>1</text:p>
          </table:table-cell>
          <table:table-cell table:formula="of:=[.C182]*[.D182]" office:value-type="float" office:value="0.140811420642894">
            <text:p>0.1408114206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float" office:value="0.157131757264982">
            <text:p>0.1571317573</text:p>
          </table:table-cell>
          <table:table-cell office:value-type="float" office:value="1">
            <text:p>1</text:p>
          </table:table-cell>
          <table:table-cell table:formula="of:=[.C183]*[.D183]" office:value-type="float" office:value="0.157131757264982">
            <text:p>0.1571317573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345">
            <text:p>0.345</text:p>
          </table:table-cell>
          <table:table-cell office:value-type="float" office:value="0.174845003343512">
            <text:p>0.1748450033</text:p>
          </table:table-cell>
          <table:table-cell office:value-type="float" office:value="1">
            <text:p>1</text:p>
          </table:table-cell>
          <table:table-cell table:formula="of:=[.C184]*[.D184]" office:value-type="float" office:value="0.174845003343512">
            <text:p>0.1748450033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0.194003762518735">
            <text:p>0.1940037625</text:p>
          </table:table-cell>
          <table:table-cell office:value-type="float" office:value="1">
            <text:p>1</text:p>
          </table:table-cell>
          <table:table-cell table:formula="of:=[.C185]*[.D185]" office:value-type="float" office:value="0.194003762518735">
            <text:p>0.1940037625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0.214653447120682">
            <text:p>0.2146534471</text:p>
          </table:table-cell>
          <table:table-cell office:value-type="float" office:value="1">
            <text:p>1</text:p>
          </table:table-cell>
          <table:table-cell table:formula="of:=[.C186]*[.D186]" office:value-type="float" office:value="0.214653447120682">
            <text:p>0.214653447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39">
            <text:p>0.39</text:p>
          </table:table-cell>
          <table:table-cell office:value-type="float" office:value="0.236830787749878">
            <text:p>0.2368307877</text:p>
          </table:table-cell>
          <table:table-cell office:value-type="float" office:value="1">
            <text:p>1</text:p>
          </table:table-cell>
          <table:table-cell table:formula="of:=[.C187]*[.D187]" office:value-type="float" office:value="0.236830787749878">
            <text:p>0.2368307877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405">
            <text:p>0.405</text:p>
          </table:table-cell>
          <table:table-cell office:value-type="float" office:value="0.260562269061639">
            <text:p>0.2605622691</text:p>
          </table:table-cell>
          <table:table-cell office:value-type="float" office:value="1">
            <text:p>1</text:p>
          </table:table-cell>
          <table:table-cell table:formula="of:=[.C188]*[.D188]" office:value-type="float" office:value="0.260562269061639">
            <text:p>0.260562269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office:value-type="float" office:value="0.285862506566554">
            <text:p>0.2858625066</text:p>
          </table:table-cell>
          <table:table-cell office:value-type="float" office:value="1">
            <text:p>1</text:p>
          </table:table-cell>
          <table:table-cell table:formula="of:=[.C189]*[.D189]" office:value-type="float" office:value="0.285862506566554">
            <text:p>0.2858625066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435">
            <text:p>0.435</text:p>
          </table:table-cell>
          <table:table-cell office:value-type="float" office:value="0.312732581860187">
            <text:p>0.3127325819</text:p>
          </table:table-cell>
          <table:table-cell office:value-type="float" office:value="1">
            <text:p>1</text:p>
          </table:table-cell>
          <table:table-cell table:formula="of:=[.C190]*[.D190]" office:value-type="float" office:value="0.312732581860187">
            <text:p>0.3127325819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0.341158356138084">
            <text:p>0.3411583561</text:p>
          </table:table-cell>
          <table:table-cell office:value-type="float" office:value="1">
            <text:p>1</text:p>
          </table:table-cell>
          <table:table-cell table:formula="of:=[.C191]*[.D191]" office:value-type="float" office:value="0.341158356138084">
            <text:p>0.341158356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465">
            <text:p>0.465</text:p>
          </table:table-cell>
          <table:table-cell office:value-type="float" office:value="0.371108784013876">
            <text:p>0.371108784</text:p>
          </table:table-cell>
          <table:table-cell office:value-type="float" office:value="1">
            <text:p>1</text:p>
          </table:table-cell>
          <table:table-cell table:formula="of:=[.C192]*[.D192]" office:value-type="float" office:value="0.371108784013876">
            <text:p>0.371108784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402534251385216">
            <text:p>0.4025342514</text:p>
          </table:table-cell>
          <table:table-cell office:value-type="float" office:value="1">
            <text:p>1</text:p>
          </table:table-cell>
          <table:table-cell table:formula="of:=[.C193]*[.D193]" office:value-type="float" office:value="0.402534251385216">
            <text:p>0.4025342514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495">
            <text:p>0.495</text:p>
          </table:table-cell>
          <table:table-cell office:value-type="float" office:value="0.435364962191543">
            <text:p>0.4353649622</text:p>
          </table:table-cell>
          <table:table-cell office:value-type="float" office:value="1">
            <text:p>1</text:p>
          </table:table-cell>
          <table:table-cell table:formula="of:=[.C194]*[.D194]" office:value-type="float" office:value="0.435364962191543">
            <text:p>0.4353649622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51">
            <text:p>0.51</text:p>
          </table:table-cell>
          <table:table-cell office:value-type="float" office:value="0.469509399130007">
            <text:p>0.4695093991</text:p>
          </table:table-cell>
          <table:table-cell office:value-type="float" office:value="1">
            <text:p>1</text:p>
          </table:table-cell>
          <table:table-cell table:formula="of:=[.C195]*[.D195]" office:value-type="float" office:value="0.469509399130007">
            <text:p>0.469509399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525">
            <text:p>0.525</text:p>
          </table:table-cell>
          <table:table-cell office:value-type="float" office:value="0.504852882407943">
            <text:p>0.5048528824</text:p>
          </table:table-cell>
          <table:table-cell office:value-type="float" office:value="1">
            <text:p>1</text:p>
          </table:table-cell>
          <table:table-cell table:formula="of:=[.C196]*[.D196]" office:value-type="float" office:value="0.504852882407943">
            <text:p>0.5048528824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office:value-type="float" office:value="0.541256247946632">
            <text:p>0.5412562479</text:p>
          </table:table-cell>
          <table:table-cell office:value-type="float" office:value="1">
            <text:p>1</text:p>
          </table:table-cell>
          <table:table-cell table:formula="of:=[.C197]*[.D197]" office:value-type="float" office:value="0.541256247946632">
            <text:p>0.5412562479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555">
            <text:p>0.555</text:p>
          </table:table-cell>
          <table:table-cell office:value-type="float" office:value="0.578554661430217">
            <text:p>0.5785546614</text:p>
          </table:table-cell>
          <table:table-cell office:value-type="float" office:value="1">
            <text:p>1</text:p>
          </table:table-cell>
          <table:table-cell table:formula="of:=[.C198]*[.D198]" office:value-type="float" office:value="0.578554661430217">
            <text:p>0.5785546614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57">
            <text:p>0.57</text:p>
          </table:table-cell>
          <table:table-cell office:value-type="float" office:value="0.616556576166622">
            <text:p>0.6165565762</text:p>
          </table:table-cell>
          <table:table-cell office:value-type="float" office:value="1">
            <text:p>1</text:p>
          </table:table-cell>
          <table:table-cell table:formula="of:=[.C199]*[.D199]" office:value-type="float" office:value="0.616556576166622">
            <text:p>0.6165565762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585">
            <text:p>0.585</text:p>
          </table:table-cell>
          <table:table-cell office:value-type="float" office:value="0.655042829196807">
            <text:p>0.6550428292</text:p>
          </table:table-cell>
          <table:table-cell office:value-type="float" office:value="1">
            <text:p>1</text:p>
          </table:table-cell>
          <table:table-cell table:formula="of:=[.C200]*[.D200]" office:value-type="float" office:value="0.655042829196807">
            <text:p>0.6550428292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693765848566575">
            <text:p>0.6937658486</text:p>
          </table:table-cell>
          <table:table-cell office:value-type="float" office:value="1">
            <text:p>1</text:p>
          </table:table-cell>
          <table:table-cell table:formula="of:=[.C201]*[.D201]" office:value-type="float" office:value="0.693765848566575">
            <text:p>0.6937658486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615">
            <text:p>0.615</text:p>
          </table:table-cell>
          <table:table-cell office:value-type="float" office:value="0.732448909990464">
            <text:p>0.73244891</text:p>
          </table:table-cell>
          <table:table-cell office:value-type="float" office:value="1">
            <text:p>1</text:p>
          </table:table-cell>
          <table:table-cell table:formula="of:=[.C202]*[.D202]" office:value-type="float" office:value="0.732448909990464">
            <text:p>0.7324489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63">
            <text:p>0.63</text:p>
          </table:table-cell>
          <table:table-cell office:value-type="float" office:value="0.770785323517247">
            <text:p>0.7707853235</text:p>
          </table:table-cell>
          <table:table-cell office:value-type="float" office:value="1">
            <text:p>1</text:p>
          </table:table-cell>
          <table:table-cell table:formula="of:=[.C203]*[.D203]" office:value-type="float" office:value="0.770785323517247">
            <text:p>0.7707853235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645">
            <text:p>0.645</text:p>
          </table:table-cell>
          <table:table-cell office:value-type="float" office:value="0.808437330637063">
            <text:p>0.8084373306</text:p>
          </table:table-cell>
          <table:table-cell office:value-type="float" office:value="1">
            <text:p>1</text:p>
          </table:table-cell>
          <table:table-cell table:formula="of:=[.C204]*[.D204]" office:value-type="float" office:value="0.808437330637063">
            <text:p>0.8084373306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float" office:value="0.84503430732817">
            <text:p>0.8450343073</text:p>
          </table:table-cell>
          <table:table-cell office:value-type="float" office:value="1">
            <text:p>1</text:p>
          </table:table-cell>
          <table:table-cell table:formula="of:=[.C205]*[.D205]" office:value-type="float" office:value="0.84503430732817">
            <text:p>0.8450343073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675">
            <text:p>0.675</text:p>
          </table:table-cell>
          <table:table-cell office:value-type="float" office:value="0.880169499841303">
            <text:p>0.8801694998</text:p>
          </table:table-cell>
          <table:table-cell office:value-type="float" office:value="1">
            <text:p>1</text:p>
          </table:table-cell>
          <table:table-cell table:formula="of:=[.C206]*[.D206]" office:value-type="float" office:value="0.880169499841303">
            <text:p>0.8801694998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69">
            <text:p>0.69</text:p>
          </table:table-cell>
          <table:table-cell office:value-type="float" office:value="0.913393708965099">
            <text:p>0.913393709</text:p>
          </table:table-cell>
          <table:table-cell office:value-type="float" office:value="1">
            <text:p>1</text:p>
          </table:table-cell>
          <table:table-cell table:formula="of:=[.C207]*[.D207]" office:value-type="float" office:value="0.913393708965099">
            <text:p>0.913393709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705">
            <text:p>0.705</text:p>
          </table:table-cell>
          <table:table-cell office:value-type="float" office:value="0.94420230443054">
            <text:p>0.9442023044</text:p>
          </table:table-cell>
          <table:table-cell office:value-type="float" office:value="1">
            <text:p>1</text:p>
          </table:table-cell>
          <table:table-cell table:formula="of:=[.C208]*[.D208]" office:value-type="float" office:value="0.94420230443054">
            <text:p>0.9442023044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0.972005793476169">
            <text:p>0.9720057935</text:p>
          </table:table-cell>
          <table:table-cell office:value-type="float" office:value="1">
            <text:p>1</text:p>
          </table:table-cell>
          <table:table-cell table:formula="of:=[.C209]*[.D209]" office:value-type="float" office:value="0.972005793476169">
            <text:p>0.9720057935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735">
            <text:p>0.735</text:p>
          </table:table-cell>
          <table:table-cell office:value-type="float" office:value="0.996048734278002">
            <text:p>0.9960487343</text:p>
          </table:table-cell>
          <table:table-cell office:value-type="float" office:value="1">
            <text:p>1</text:p>
          </table:table-cell>
          <table:table-cell table:formula="of:=[.C210]*[.D210]" office:value-type="float" office:value="0.996048734278002">
            <text:p>0.9960487343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1">
            <text:p>1</text:p>
          </table:table-cell>
          <table:table-cell table:formula="of:=[.C211]*[.D211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1">
            <text:p>1</text:p>
          </table:table-cell>
          <table:table-cell table:formula="of:=[.C212]*[.D212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775">
            <text:p>0.775</text:p>
          </table:table-cell>
          <table:table-cell table:number-columns-repeated="2" office:value-type="float" office:value="1">
            <text:p>1</text:p>
          </table:table-cell>
          <table:table-cell table:formula="of:=[.C213]*[.D213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1">
            <text:p>1</text:p>
          </table:table-cell>
          <table:table-cell table:formula="of:=[.C214]*[.D214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805">
            <text:p>0.805</text:p>
          </table:table-cell>
          <table:table-cell table:number-columns-repeated="2" office:value-type="float" office:value="1">
            <text:p>1</text:p>
          </table:table-cell>
          <table:table-cell table:formula="of:=[.C215]*[.D215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1">
            <text:p>1</text:p>
          </table:table-cell>
          <table:table-cell table:formula="of:=[.C216]*[.D216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835">
            <text:p>0.835</text:p>
          </table:table-cell>
          <table:table-cell table:number-columns-repeated="2" office:value-type="float" office:value="1">
            <text:p>1</text:p>
          </table:table-cell>
          <table:table-cell table:formula="of:=[.C217]*[.D217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1">
            <text:p>1</text:p>
          </table:table-cell>
          <table:table-cell table:formula="of:=[.C218]*[.D218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865">
            <text:p>0.865</text:p>
          </table:table-cell>
          <table:table-cell table:number-columns-repeated="2" office:value-type="float" office:value="1">
            <text:p>1</text:p>
          </table:table-cell>
          <table:table-cell table:formula="of:=[.C219]*[.D219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1">
            <text:p>1</text:p>
          </table:table-cell>
          <table:table-cell table:formula="of:=[.C220]*[.D220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895">
            <text:p>0.895</text:p>
          </table:table-cell>
          <table:table-cell table:number-columns-repeated="2" office:value-type="float" office:value="1">
            <text:p>1</text:p>
          </table:table-cell>
          <table:table-cell table:formula="of:=[.C221]*[.D221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1">
            <text:p>1</text:p>
          </table:table-cell>
          <table:table-cell table:formula="of:=[.C222]*[.D222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925">
            <text:p>0.925</text:p>
          </table:table-cell>
          <table:table-cell table:number-columns-repeated="2" office:value-type="float" office:value="1">
            <text:p>1</text:p>
          </table:table-cell>
          <table:table-cell table:formula="of:=[.C223]*[.D223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</text:p>
          </table:table-cell>
          <table:table-cell table:formula="of:=[.C224]*[.D224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955">
            <text:p>0.955</text:p>
          </table:table-cell>
          <table:table-cell table:number-columns-repeated="2" office:value-type="float" office:value="1">
            <text:p>1</text:p>
          </table:table-cell>
          <table:table-cell table:formula="of:=[.C225]*[.D225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</text:p>
          </table:table-cell>
          <table:table-cell table:formula="of:=[.C226]*[.D226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985">
            <text:p>0.985</text:p>
          </table:table-cell>
          <table:table-cell table:number-columns-repeated="2" office:value-type="float" office:value="1">
            <text:p>1</text:p>
          </table:table-cell>
          <table:table-cell table:formula="of:=[.C227]*[.D227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table:number-columns-repeated="4" office:value-type="float" office:value="1">
            <text:p>1</text:p>
          </table:table-cell>
          <table:table-cell table:formula="of:=[.C228]*[.D228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4">
          <table:table-cell table:style-name="ce87" office:value-type="float" office:value="3">
            <text:p>3</text:p>
          </table:table-cell>
          <table:table-cell table:number-columns-repeated="4" table:style-name="ce87" office:value-type="float" office:value="0">
            <text:p>0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4">
          <table:table-cell table:style-name="ce87" office:value-type="float" office:value="3">
            <text:p>3</text:p>
          </table:table-cell>
          <table:table-cell table:style-name="ce87" office:value-type="float" office:value="20">
            <text:p>20</text:p>
          </table:table-cell>
          <table:table-cell table:style-name="ce87" office:value-type="float" office:value="0">
            <text:p>0</text:p>
          </table:table-cell>
          <table:table-cell table:style-name="ce87" office:value-type="float" office:value="0.004">
            <text:p>0.004</text:p>
          </table:table-cell>
          <table:table-cell table:style-name="ce87" office:value-type="float" office:value="0">
            <text:p>0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4">
          <table:table-cell table:style-name="ce87" office:value-type="float" office:value="3">
            <text:p>3</text:p>
          </table:table-cell>
          <table:table-cell table:style-name="ce87" office:value-type="float" office:value="30">
            <text:p>30</text:p>
          </table:table-cell>
          <table:table-cell table:number-columns-repeated="3" table:style-name="ce87" office:value-type="float" office:value="0">
            <text:p>0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4">
          <table:table-cell table:style-name="ce87" office:value-type="float" office:value="3">
            <text:p>3</text:p>
          </table:table-cell>
          <table:table-cell table:style-name="ce87" office:value-type="float" office:value="40">
            <text:p>40</text:p>
          </table:table-cell>
          <table:table-cell table:style-name="ce87" office:value-type="float" office:value="0.025">
            <text:p>0.025</text:p>
          </table:table-cell>
          <table:table-cell table:style-name="ce87" office:value-type="float" office:value="0.16">
            <text:p>0.16</text:p>
          </table:table-cell>
          <table:table-cell table:style-name="ce87" office:value-type="float" office:value="0.004">
            <text:p>0.004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4">
          <table:table-cell table:style-name="ce87" office:value-type="float" office:value="3">
            <text:p>3</text:p>
          </table:table-cell>
          <table:table-cell table:style-name="ce87" office:value-type="float" office:value="50">
            <text:p>50</text:p>
          </table:table-cell>
          <table:table-cell table:style-name="ce87" office:value-type="float" office:value="0.0540540540540541">
            <text:p>0.0540540541</text:p>
          </table:table-cell>
          <table:table-cell table:style-name="ce87" office:value-type="float" office:value="0.37">
            <text:p>0.37</text:p>
          </table:table-cell>
          <table:table-cell table:style-name="ce87" office:value-type="float" office:value="0.02">
            <text:p>0.02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4">
          <table:table-cell table:style-name="ce87" office:value-type="float" office:value="3">
            <text:p>3</text:p>
          </table:table-cell>
          <table:table-cell table:style-name="ce87" office:value-type="float" office:value="60">
            <text:p>60</text:p>
          </table:table-cell>
          <table:table-cell table:style-name="ce87" office:value-type="float" office:value="0.104615384615385">
            <text:p>0.1046153846</text:p>
          </table:table-cell>
          <table:table-cell table:style-name="ce87" office:value-type="float" office:value="0.65">
            <text:p>0.65</text:p>
          </table:table-cell>
          <table:table-cell table:style-name="ce87" office:value-type="float" office:value="0.068">
            <text:p>0.068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4">
          <table:table-cell table:style-name="ce87" office:value-type="float" office:value="3">
            <text:p>3</text:p>
          </table:table-cell>
          <table:table-cell table:style-name="ce87" office:value-type="float" office:value="70">
            <text:p>70</text:p>
          </table:table-cell>
          <table:table-cell table:style-name="ce87" office:value-type="float" office:value="0.211764705882353">
            <text:p>0.2117647059</text:p>
          </table:table-cell>
          <table:table-cell table:style-name="ce87" office:value-type="float" office:value="0.85">
            <text:p>0.85</text:p>
          </table:table-cell>
          <table:table-cell table:style-name="ce87" office:value-type="float" office:value="0.18">
            <text:p>0.18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4">
          <table:table-cell table:style-name="ce87" office:value-type="float" office:value="3">
            <text:p>3</text:p>
          </table:table-cell>
          <table:table-cell table:style-name="ce87" office:value-type="float" office:value="80">
            <text:p>80</text:p>
          </table:table-cell>
          <table:table-cell table:style-name="ce87" office:value-type="float" office:value="0.4">
            <text:p>0.4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0.4">
            <text:p>0.4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4">
          <table:table-cell table:style-name="ce87" office:value-type="float" office:value="3">
            <text:p>3</text:p>
          </table:table-cell>
          <table:table-cell table:style-name="ce87" office:value-type="float" office:value="100">
            <text:p>100</text:p>
          </table:table-cell>
          <table:table-cell table:style-name="ce87" office:value-type="float" office:value="0.4">
            <text:p>0.4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0.4">
            <text:p>0.4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number-columns-repeated="2" table:style-name="ce88" office:value-type="float" office:value="0">
            <text:p>0.000</text:p>
          </table:table-cell>
          <table:table-cell table:style-name="ce88" table:formula="of:=[.C238]*[.D238]" office:value-type="float" office:value="0">
            <text:p>0.000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0.5">
            <text:p>0.5</text:p>
          </table:table-cell>
          <table:table-cell table:style-name="ce88" office:value-type="float" office:value="0.01">
            <text:p>0.010</text:p>
          </table:table-cell>
          <table:table-cell table:style-name="ce88" office:value-type="float" office:value="0.393469340287367">
            <text:p>0.393</text:p>
          </table:table-cell>
          <table:table-cell table:style-name="ce88" table:formula="of:=[.C239]*[.D239]" office:value-type="float" office:value="0.00393469340287367">
            <text:p>0.004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number-columns-repeated="2" table:style-name="ce76" office:value-type="float" office:value="1">
            <text:p>1</text:p>
          </table:table-cell>
          <table:table-cell table:style-name="ce88" office:value-type="float" office:value="0.02">
            <text:p>0.020</text:p>
          </table:table-cell>
          <table:table-cell table:style-name="ce88" office:value-type="float" office:value="0.632120558828558">
            <text:p>0.632</text:p>
          </table:table-cell>
          <table:table-cell table:style-name="ce88" table:formula="of:=[.C240]*[.D240]" office:value-type="float" office:value="0.0126424111765712">
            <text:p>0.013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1.5">
            <text:p>1.5</text:p>
          </table:table-cell>
          <table:table-cell table:style-name="ce88" office:value-type="float" office:value="0.05">
            <text:p>0.050</text:p>
          </table:table-cell>
          <table:table-cell table:style-name="ce88" office:value-type="float" office:value="0.77686983985157">
            <text:p>0.777</text:p>
          </table:table-cell>
          <table:table-cell table:style-name="ce88" table:formula="of:=[.C241]*[.D241]" office:value-type="float" office:value="0.0388434919925785">
            <text:p>0.039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88" office:value-type="float" office:value="0.1">
            <text:p>0.100</text:p>
          </table:table-cell>
          <table:table-cell table:style-name="ce88" office:value-type="float" office:value="0.864664716763387">
            <text:p>0.865</text:p>
          </table:table-cell>
          <table:table-cell table:style-name="ce88" table:formula="of:=[.C242]*[.D242]" office:value-type="float" office:value="0.0864664716763387">
            <text:p>0.086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2.5">
            <text:p>2.5</text:p>
          </table:table-cell>
          <table:table-cell table:style-name="ce88" office:value-type="float" office:value="0.2">
            <text:p>0.200</text:p>
          </table:table-cell>
          <table:table-cell table:style-name="ce88" office:value-type="float" office:value="0.917915001376101">
            <text:p>0.918</text:p>
          </table:table-cell>
          <table:table-cell table:style-name="ce88" table:formula="of:=[.C243]*[.D243]" office:value-type="float" office:value="0.18358300027522">
            <text:p>0.184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3">
            <text:p>3</text:p>
          </table:table-cell>
          <table:table-cell table:style-name="ce88" office:value-type="float" office:value="0.3">
            <text:p>0.300</text:p>
          </table:table-cell>
          <table:table-cell table:style-name="ce88" office:value-type="float" office:value="0.950212931632136">
            <text:p>0.950</text:p>
          </table:table-cell>
          <table:table-cell table:style-name="ce88" table:formula="of:=[.C244]*[.D244]" office:value-type="float" office:value="0.285063879489641">
            <text:p>0.285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3.5">
            <text:p>3.5</text:p>
          </table:table-cell>
          <table:table-cell table:style-name="ce88" office:value-type="float" office:value="0.4">
            <text:p>0.400</text:p>
          </table:table-cell>
          <table:table-cell table:style-name="ce88" office:value-type="float" office:value="0.969802616577682">
            <text:p>0.970</text:p>
          </table:table-cell>
          <table:table-cell table:style-name="ce88" table:formula="of:=[.C245]*[.D245]" office:value-type="float" office:value="0.387921046631073">
            <text:p>0.388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4">
            <text:p>4</text:p>
          </table:table-cell>
          <table:table-cell table:style-name="ce88" office:value-type="float" office:value="0.5">
            <text:p>0.500</text:p>
          </table:table-cell>
          <table:table-cell table:style-name="ce88" office:value-type="float" office:value="0.981684361111266">
            <text:p>0.982</text:p>
          </table:table-cell>
          <table:table-cell table:style-name="ce88" table:formula="of:=[.C246]*[.D246]" office:value-type="float" office:value="0.490842180555633">
            <text:p>0.491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4.5">
            <text:p>4.5</text:p>
          </table:table-cell>
          <table:table-cell table:style-name="ce88" office:value-type="float" office:value="0.6">
            <text:p>0.600</text:p>
          </table:table-cell>
          <table:table-cell table:style-name="ce88" office:value-type="float" office:value="0.988891003461758">
            <text:p>0.989</text:p>
          </table:table-cell>
          <table:table-cell table:style-name="ce88" table:formula="of:=[.C247]*[.D247]" office:value-type="float" office:value="0.593334602077055">
            <text:p>0.593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5">
            <text:p>5</text:p>
          </table:table-cell>
          <table:table-cell table:style-name="ce88" office:value-type="float" office:value="0.65">
            <text:p>0.650</text:p>
          </table:table-cell>
          <table:table-cell table:style-name="ce88" office:value-type="float" office:value="0.993262053000914">
            <text:p>0.993</text:p>
          </table:table-cell>
          <table:table-cell table:style-name="ce88" table:formula="of:=[.C248]*[.D248]" office:value-type="float" office:value="0.645620334450594">
            <text:p>0.646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5.5">
            <text:p>5.5</text:p>
          </table:table-cell>
          <table:table-cell table:style-name="ce88" office:value-type="float" office:value="0.675">
            <text:p>0.675</text:p>
          </table:table-cell>
          <table:table-cell table:style-name="ce88" office:value-type="float" office:value="0.995913228561536">
            <text:p>0.996</text:p>
          </table:table-cell>
          <table:table-cell table:style-name="ce88" table:formula="of:=[.C249]*[.D249]" office:value-type="float" office:value="0.672241429279037">
            <text:p>0.672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6">
            <text:p>6</text:p>
          </table:table-cell>
          <table:table-cell table:style-name="ce88" office:value-type="float" office:value="0.7">
            <text:p>0.700</text:p>
          </table:table-cell>
          <table:table-cell table:style-name="ce88" office:value-type="float" office:value="0.997521247823334">
            <text:p>0.998</text:p>
          </table:table-cell>
          <table:table-cell table:style-name="ce88" table:formula="of:=[.C250]*[.D250]" office:value-type="float" office:value="0.698264873476334">
            <text:p>0.698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6.5">
            <text:p>6.5</text:p>
          </table:table-cell>
          <table:table-cell table:style-name="ce88" office:value-type="float" office:value="0.71">
            <text:p>0.710</text:p>
          </table:table-cell>
          <table:table-cell table:style-name="ce88" office:value-type="float" office:value="0.998496560807022">
            <text:p>0.998</text:p>
          </table:table-cell>
          <table:table-cell table:style-name="ce88" table:formula="of:=[.C251]*[.D251]" office:value-type="float" office:value="0.708932558172986">
            <text:p>0.709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7">
            <text:p>7</text:p>
          </table:table-cell>
          <table:table-cell table:style-name="ce88" office:value-type="float" office:value="0.72">
            <text:p>0.720</text:p>
          </table:table-cell>
          <table:table-cell table:style-name="ce88" office:value-type="float" office:value="0.999088118034445">
            <text:p>0.999</text:p>
          </table:table-cell>
          <table:table-cell table:style-name="ce88" table:formula="of:=[.C252]*[.D252]" office:value-type="float" office:value="0.7193434449848">
            <text:p>0.719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7.5">
            <text:p>7.5</text:p>
          </table:table-cell>
          <table:table-cell table:style-name="ce88" office:value-type="float" office:value="0.725">
            <text:p>0.725</text:p>
          </table:table-cell>
          <table:table-cell table:style-name="ce88" office:value-type="float" office:value="0.999446915629852">
            <text:p>0.999</text:p>
          </table:table-cell>
          <table:table-cell table:style-name="ce88" table:formula="of:=[.C253]*[.D253]" office:value-type="float" office:value="0.724599013831643">
            <text:p>0.725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8">
            <text:p>8</text:p>
          </table:table-cell>
          <table:table-cell table:style-name="ce88" office:value-type="float" office:value="0.725">
            <text:p>0.725</text:p>
          </table:table-cell>
          <table:table-cell table:style-name="ce88" office:value-type="float" office:value="0.999664537372098">
            <text:p>1.000</text:p>
          </table:table-cell>
          <table:table-cell table:style-name="ce88" table:formula="of:=[.C254]*[.D254]" office:value-type="float" office:value="0.724756789594771">
            <text:p>0.725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6" office:value-type="float" office:value="1">
            <text:p>1</text:p>
          </table:table-cell>
          <table:table-cell table:style-name="ce76" office:value-type="float" office:value="10">
            <text:p>10</text:p>
          </table:table-cell>
          <table:table-cell table:style-name="ce88" office:value-type="float" office:value="0.725">
            <text:p>0.725</text:p>
          </table:table-cell>
          <table:table-cell table:style-name="ce88" office:value-type="float" office:value="0.999954600070237">
            <text:p>1.000</text:p>
          </table:table-cell>
          <table:table-cell table:style-name="ce88" table:formula="of:=[.C255]*[.D255]" office:value-type="float" office:value="0.724967085050922">
            <text:p>0.725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4">
          <table:table-cell table:style-name="ce77" office:value-type="float" office:value="1">
            <text:p>1</text:p>
          </table:table-cell>
          <table:table-cell table:style-name="ce77" office:value-type="float" office:value="16">
            <text:p>16</text:p>
          </table:table-cell>
          <table:table-cell table:style-name="ce89" office:value-type="float" office:value="0.725">
            <text:p>0.725</text:p>
          </table:table-cell>
          <table:table-cell table:style-name="ce89" office:value-type="float" office:value="0.999999887464825">
            <text:p>1.000</text:p>
          </table:table-cell>
          <table:table-cell table:style-name="ce89" table:formula="of:=[.C256]*[.D256]" office:value-type="float" office:value="0.724999918411998">
            <text:p>0.725</text:p>
          </table:table-cell>
          <table:table-cell table:style-name="ce85" office:value-type="string">
            <text:p>FL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Flood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HS</text:p>
          </table:table-cell>
          <table:table-cell table:style-name="ce96" office:value-type="string">
            <text:p>Ekin</text:p>
          </table:table-cell>
          <table:table-cell table:style-name="ce96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S</text:p>
          </table:table-cell>
          <table:table-cell table:style-name="ce96" office:value-type="string">
            <text:p>Ekin</text:p>
          </table:table-cell>
          <table:table-cell table:style-name="ce96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0.01">
            <text:p>0.01</text:p>
          </table:table-cell>
          <table:table-cell office:value-type="float" office:value="0.00001">
            <text:p>0.00001</text:p>
          </table:table-cell>
          <table:table-cell office:value-type="float" office:value="0.0000001">
            <text:p>0.0000001</text:p>
          </table:table-cell>
          <table:table-cell office:value-type="string">
            <text:p>HS</text:p>
          </table:table-cell>
          <table:table-cell table:style-name="ce96" office:value-type="string">
            <text:p>Ekin</text:p>
          </table:table-cell>
          <table:table-cell table:style-name="ce96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0.012">
            <text:p>0.012</text:p>
          </table:table-cell>
          <table:table-cell office:value-type="float" office:value="0.0001">
            <text:p>0.0001</text:p>
          </table:table-cell>
          <table:table-cell office:value-type="float" office:value="0.0000012">
            <text:p>0.0000012</text:p>
          </table:table-cell>
          <table:table-cell office:value-type="string">
            <text:p>HS</text:p>
          </table:table-cell>
          <table:table-cell table:style-name="ce96" office:value-type="string">
            <text:p>Ekin</text:p>
          </table:table-cell>
          <table:table-cell table:style-name="ce96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0.013">
            <text:p>0.013</text:p>
          </table:table-cell>
          <table:table-cell office:value-type="float" office:value="0.001">
            <text:p>0.001</text:p>
          </table:table-cell>
          <table:table-cell office:value-type="float" office:value="0.000013">
            <text:p>0.000013</text:p>
          </table:table-cell>
          <table:table-cell office:value-type="string">
            <text:p>HS</text:p>
          </table:table-cell>
          <table:table-cell table:style-name="ce96" office:value-type="string">
            <text:p>Ekin</text:p>
          </table:table-cell>
          <table:table-cell table:style-name="ce96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0.014">
            <text:p>0.014</text:p>
          </table:table-cell>
          <table:table-cell office:value-type="float" office:value="0.01">
            <text:p>0.01</text:p>
          </table:table-cell>
          <table:table-cell office:value-type="float" office:value="0.00014">
            <text:p>0.00014</text:p>
          </table:table-cell>
          <table:table-cell office:value-type="string">
            <text:p>HS</text:p>
          </table:table-cell>
          <table:table-cell table:style-name="ce96" office:value-type="string">
            <text:p>Ekin</text:p>
          </table:table-cell>
          <table:table-cell table:style-name="ce96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 office:value-type="float" office:value="0.019">
            <text:p>0.019</text:p>
          </table:table-cell>
          <table:table-cell office:value-type="float" office:value="0.04">
            <text:p>0.04</text:p>
          </table:table-cell>
          <table:table-cell office:value-type="float" office:value="0.00076">
            <text:p>0.00076</text:p>
          </table:table-cell>
          <table:table-cell office:value-type="string">
            <text:p>HS</text:p>
          </table:table-cell>
          <table:table-cell table:style-name="ce96" office:value-type="string">
            <text:p>Ekin</text:p>
          </table:table-cell>
          <table:table-cell table:style-name="ce96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float" office:value="0.022">
            <text:p>0.022</text:p>
          </table:table-cell>
          <table:table-cell office:value-type="float" office:value="0.1">
            <text:p>0.1</text:p>
          </table:table-cell>
          <table:table-cell office:value-type="float" office:value="0.0022">
            <text:p>0.0022</text:p>
          </table:table-cell>
          <table:table-cell office:value-type="string">
            <text:p>HS</text:p>
          </table:table-cell>
          <table:table-cell table:style-name="ce96" office:value-type="string">
            <text:p>Ekin</text:p>
          </table:table-cell>
          <table:table-cell table:style-name="ce96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600">
            <text:p>1600</text:p>
          </table:table-cell>
          <table:table-cell office:value-type="float" office:value="0.029">
            <text:p>0.029</text:p>
          </table:table-cell>
          <table:table-cell office:value-type="float" office:value="0.16">
            <text:p>0.16</text:p>
          </table:table-cell>
          <table:table-cell office:value-type="float" office:value="0.00464">
            <text:p>0.00464</text:p>
          </table:table-cell>
          <table:table-cell office:value-type="string">
            <text:p>HS</text:p>
          </table:table-cell>
          <table:table-cell table:style-name="ce96" office:value-type="string">
            <text:p>Ekin</text:p>
          </table:table-cell>
          <table:table-cell table:style-name="ce96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0.038">
            <text:p>0.038</text:p>
          </table:table-cell>
          <table:table-cell office:value-type="float" office:value="0.2">
            <text:p>0.2</text:p>
          </table:table-cell>
          <table:table-cell office:value-type="float" office:value="0.0076">
            <text:p>0.0076</text:p>
          </table:table-cell>
          <table:table-cell office:value-type="string">
            <text:p>HS</text:p>
          </table:table-cell>
          <table:table-cell table:style-name="ce96" office:value-type="string">
            <text:p>Ekin</text:p>
          </table:table-cell>
          <table:table-cell table:style-name="ce96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0.048">
            <text:p>0.048</text:p>
          </table:table-cell>
          <table:table-cell office:value-type="float" office:value="0.27">
            <text:p>0.27</text:p>
          </table:table-cell>
          <table:table-cell office:value-type="float" office:value="0.01296">
            <text:p>0.01296</text:p>
          </table:table-cell>
          <table:table-cell office:value-type="string">
            <text:p>HS</text:p>
          </table:table-cell>
          <table:table-cell table:style-name="ce96" office:value-type="string">
            <text:p>Ekin</text:p>
          </table:table-cell>
          <table:table-cell table:style-name="ce96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200">
            <text:p>2200</text:p>
          </table:table-cell>
          <table:table-cell office:value-type="float" office:value="0.059">
            <text:p>0.059</text:p>
          </table:table-cell>
          <table:table-cell office:value-type="float" office:value="0.37">
            <text:p>0.37</text:p>
          </table:table-cell>
          <table:table-cell office:value-type="float" office:value="0.02183">
            <text:p>0.02183</text:p>
          </table:table-cell>
          <table:table-cell office:value-type="string">
            <text:p>HS</text:p>
          </table:table-cell>
          <table:table-cell table:style-name="ce96" office:value-type="string">
            <text:p>Ekin</text:p>
          </table:table-cell>
          <table:table-cell table:style-name="ce96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400">
            <text:p>2400</text:p>
          </table:table-cell>
          <table:table-cell office:value-type="float" office:value="0.071">
            <text:p>0.071</text:p>
          </table:table-cell>
          <table:table-cell office:value-type="float" office:value="0.49">
            <text:p>0.49</text:p>
          </table:table-cell>
          <table:table-cell office:value-type="float" office:value="0.03479">
            <text:p>0.03479</text:p>
          </table:table-cell>
          <table:table-cell office:value-type="string">
            <text:p>HS</text:p>
          </table:table-cell>
          <table:table-cell table:style-name="ce96" office:value-type="string">
            <text:p>Ekin</text:p>
          </table:table-cell>
          <table:table-cell table:style-name="ce96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600">
            <text:p>2600</text:p>
          </table:table-cell>
          <table:table-cell office:value-type="float" office:value="0.091">
            <text:p>0.091</text:p>
          </table:table-cell>
          <table:table-cell office:value-type="float" office:value="0.57">
            <text:p>0.57</text:p>
          </table:table-cell>
          <table:table-cell office:value-type="float" office:value="0.05187">
            <text:p>0.05187</text:p>
          </table:table-cell>
          <table:table-cell office:value-type="string">
            <text:p>HS</text:p>
          </table:table-cell>
          <table:table-cell table:style-name="ce96" office:value-type="string">
            <text:p>Ekin</text:p>
          </table:table-cell>
          <table:table-cell table:style-name="ce96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800">
            <text:p>2800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string">
            <text:p>HS</text:p>
          </table:table-cell>
          <table:table-cell table:style-name="ce96" office:value-type="string">
            <text:p>Ekin</text:p>
          </table:table-cell>
          <table:table-cell table:style-name="ce96" office:value-type="string">
            <text:p>Hail default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000">
            <text:p>4000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string">
            <text:p>HS</text:p>
          </table:table-cell>
          <table:table-cell table:style-name="ce96" office:value-type="string">
            <text:p>Ekin</text:p>
          </table:table-cell>
          <table:table-cell table:style-name="ce96" office:value-type="string">
            <text:p>Hail default</text:p>
          </table:table-cell>
          <table:table-cell table:number-columns-repeated="1016"/>
        </table:table-row>
        <table:table-row table:style-name="ro4" table:number-rows-repeated="10483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asures" table:style-name="ta3" table:print="false">
        <office:forms form:automatic-focus="false" form:apply-design-mode="false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19" table:default-cell-style-name="ce34"/>
        <table:table-column table:style-name="co20" table:default-cell-style-name="ce34"/>
        <table:table-column table:style-name="co21" table:default-cell-style-name="ce44"/>
        <table:table-column table:style-name="co22" table:default-cell-style-name="ce34"/>
        <table:table-column table:style-name="co23" table:default-cell-style-name="ce34"/>
        <table:table-column table:style-name="co24" table:default-cell-style-name="ce34"/>
        <table:table-column table:style-name="co25" table:default-cell-style-name="ce34"/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18" table:default-cell-style-name="ce34"/>
        <table:table-column table:style-name="co29" table:default-cell-style-name="ce34"/>
        <table:table-column table:style-name="co30" table:default-cell-style-name="ce34"/>
        <table:table-column table:style-name="co1" table:number-columns-repeated="239" table:default-cell-style-name="ce34"/>
        <table:table-column table:style-name="co1" table:number-columns-repeated="768" table:default-cell-style-name="Default"/>
        <table:table-row table:style-name="ro2">
          <table:table-cell table:style-name="ce33" office:value-type="string">
            <text:p>name</text:p>
          </table:table-cell>
          <table:table-cell table:style-name="ce33" office:value-type="string">
            <text:p>color</text:p>
          </table:table-cell>
          <table:table-cell table:style-name="ce33" office:value-type="string">
            <text:p>cost</text:p>
          </table:table-cell>
          <table:table-cell table:style-name="ce39" office:value-type="string">
            <text:p>hazard intensity impact a</text:p>
          </table:table-cell>
          <table:table-cell table:style-name="ce41" office:value-type="string">
            <text:p>hazard intensity impact b</text:p>
          </table:table-cell>
          <table:table-cell table:style-name="ce41" office:value-type="string">
            <text:p>hazard high frequency cutoff</text:p>
          </table:table-cell>
          <table:table-cell table:style-name="ce43" office:value-type="string">
            <text:p>hazard event set</text:p>
          </table:table-cell>
          <table:table-cell table:style-name="ce45" office:value-type="string">
            <text:p>MDD impact a</text:p>
          </table:table-cell>
          <table:table-cell table:style-name="ce45" office:value-type="string">
            <text:p>MDD impact b</text:p>
          </table:table-cell>
          <table:table-cell table:style-name="ce45" office:value-type="string">
            <text:p>PAA impact a</text:p>
          </table:table-cell>
          <table:table-cell table:style-name="ce45" office:value-type="string">
            <text:p>PAA impact b</text:p>
          </table:table-cell>
          <table:table-cell table:style-name="ce45" office:value-type="string">
            <text:p>damagefunctions map</text:p>
          </table:table-cell>
          <table:table-cell table:style-name="ce39" office:value-type="string">
            <text:p>assets file</text:p>
          </table:table-cell>
          <table:table-cell table:style-name="ce39" office:value-type="string">
            <text:p>Region_ID</text:p>
          </table:table-cell>
          <table:table-cell table:style-name="ce46" office:value-type="string">
            <text:p>risk transfer attachement</text:p>
          </table:table-cell>
          <table:table-cell table:style-name="ce46" office:value-type="string">
            <text:p>risk transfer cover</text:p>
          </table:table-cell>
          <table:table-cell table:style-name="ce47" office:value-type="string">
            <text:p>peril_ID</text:p>
          </table:table-cell>
          <table:table-cell table:style-name="ce48" table:number-columns-repeated="1007"/>
        </table:table-row>
        <table:table-row table:style-name="ro1">
          <table:table-cell office:value-type="string">
            <text:p>beach nourishment</text:p>
          </table:table-cell>
          <table:table-cell table:style-name="ce35" office:value-type="string">
            <text:p>0.84 0.89 0.70</text:p>
          </table:table-cell>
          <table:table-cell table:style-name="ce36" table:formula="of:=[$_measures_details.B15]" office:value-type="float" office:value="40572510.2057718">
            <text:p><text:s/>40,572,510 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>
          <table:table-cell office:value-type="string">
            <text:p>vegetation management</text:p>
          </table:table-cell>
          <table:table-cell table:style-name="ce35" office:value-type="string">
            <text:p>0.76 0.84 0.60</text:p>
          </table:table-cell>
          <table:table-cell table:style-name="ce37" table:formula="of:=[$_measures_details.B26]" office:value-type="float" office:value="63968125.0068754">
            <text:p><text:s/>63,968,125 </text:p>
          </table:table-cell>
          <table:table-cell table:style-name="ce40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>
          <table:table-cell office:value-type="string">
            <text:p>sandbags</text:p>
          </table:table-cell>
          <table:table-cell table:style-name="ce35" office:value-type="string">
            <text:p>0.84 0.89 0.70</text:p>
          </table:table-cell>
          <table:table-cell table:style-name="ce37" table:formula="of:=[$_measures_details.B34]" office:value-type="float" office:value="22388843.7524064">
            <text:p><text:s/>22,388,844 </text:p>
          </table:table-cell>
          <table:table-cell table:style-name="ce4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S</text:p>
          </table:table-cell>
          <table:table-cell table:number-columns-repeated="1007"/>
        </table:table-row>
        <table:table-row table:style-name="ro1">
          <table:table-cell office:value-type="string">
            <text:p>seawall</text:p>
          </table:table-cell>
          <table:table-cell table:style-name="ce35" office:value-type="string">
            <text:p>0.76 0.84 0.60</text:p>
          </table:table-cell>
          <table:table-cell table:style-name="ce37" table:formula="of:=[$_measures_details.B43]" office:value-type="float" office:value="731904375.020626">
            <text:p><text:s/>731,904,375 </text:p>
          </table:table-cell>
          <table:table-cell table:style-name="ce40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/15" office:value-type="float" office:value="0.0666666666666667">
            <text:p>0.0666666667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S</text:p>
          </table:table-cell>
          <table:table-cell table:number-columns-repeated="1007"/>
        </table:table-row>
        <table:table-row table:style-name="ro1">
          <table:table-cell office:value-type="string">
            <text:p>elevate existing buildings</text:p>
          </table:table-cell>
          <table:table-cell table:style-name="ce35" office:value-type="string">
            <text:p>0.84 0.89 0.70</text:p>
          </table:table-cell>
          <table:table-cell table:style-name="ce37" table:formula="of:=[$_measures_details.B22]" office:value-type="float" office:value="3911963265.47665">
            <text:p><text:s/>3,911,963,265 </text:p>
          </table:table-cell>
          <table:table-cell table:style-name="ce40"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0.9">
            <text:p>0.9</text:p>
          </table:table-cell>
          <table:table-cell office:value-type="float" office:value="-0.1">
            <text:p>-0.1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S</text:p>
          </table:table-cell>
          <table:table-cell table:number-columns-repeated="1007"/>
        </table:table-row>
        <table:table-row table:style-name="ro1">
          <table:table-cell office:value-type="string">
            <text:p>enforce building code</text:p>
          </table:table-cell>
          <table:table-cell table:style-name="ce35" office:value-type="string">
            <text:p>0.76 0.84 0.60</text:p>
          </table:table-cell>
          <table:table-cell table:style-name="ce37" office:value-type="float" office:value="10000000">
            <text:p><text:s/>10,000,000 </text:p>
          </table:table-cell>
          <table:table-cell table:style-name="ce4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to3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>
          <table:table-cell office:value-type="string">
            <text:p>risk transfer</text:p>
          </table:table-cell>
          <table:table-cell table:style-name="ce35" office:value-type="string">
            <text:p>0.90 0.72 0.72</text:p>
          </table:table-cell>
          <table:table-cell table:style-name="ce38" table:formula="of:=1000000+2%*[.P8]" office:value-type="float" office:value="21000000">
            <text:p><text:s/>21,000,000 </text:p>
          </table:table-cell>
          <table:table-cell table:style-name="ce4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style-name="ce38" office:value-type="float" office:value="500000000">
            <text:p><text:s/>500,000,000 </text:p>
          </table:table-cell>
          <table:table-cell table:style-name="ce38" office:value-type="float" office:value="1000000000">
            <text:p><text:s/>1,000,000,000 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ount" table:style-name="ta4" table:print="false">
        <office:forms form:automatic-focus="false" form:apply-design-mode="false"/>
        <table:table-column table:style-name="co31" table:default-cell-style-name="ce34"/>
        <table:table-column table:style-name="co32" table:default-cell-style-name="ce34"/>
        <table:table-column table:style-name="co33" table:default-cell-style-name="ce34"/>
        <table:table-column table:style-name="co1" table:number-columns-repeated="253" table:default-cell-style-name="ce34"/>
        <table:table-row table:style-name="ro1">
          <table:table-cell table:style-name="ce49" office:value-type="string">
            <text:p>yield_ID</text:p>
          </table:table-cell>
          <table:table-cell table:style-name="ce49" office:value-type="string">
            <text:p>year</text:p>
          </table:table-cell>
          <table:table-cell table:style-name="ce49" office:value-type="string">
            <text:p>discount_rate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4">
            <text:p>202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5">
            <text:p>202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6">
            <text:p>202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7">
            <text:p>202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8">
            <text:p>202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9">
            <text:p>202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0">
            <text:p>203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1">
            <text:p>203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2">
            <text:p>203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3">
            <text:p>203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4">
            <text:p>203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5">
            <text:p>203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6">
            <text:p>203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7">
            <text:p>203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8">
            <text:p>203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9">
            <text:p>203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1">
            <text:p>204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2">
            <text:p>204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3">
            <text:p>204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4">
            <text:p>204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5">
            <text:p>204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6">
            <text:p>204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7">
            <text:p>204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9">
            <text:p>204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0">
            <text:p>205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2">
            <text:p>205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3">
            <text:p>205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4">
            <text:p>205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5">
            <text:p>205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7">
            <text:p>205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8">
            <text:p>205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9">
            <text:p>205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0">
            <text:p>206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1">
            <text:p>206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2">
            <text:p>206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3">
            <text:p>206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4">
            <text:p>206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5">
            <text:p>206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6">
            <text:p>206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7">
            <text:p>206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8">
            <text:p>206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9">
            <text:p>206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0">
            <text:p>207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1">
            <text:p>207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2">
            <text:p>207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3">
            <text:p>207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4">
            <text:p>207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5">
            <text:p>207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6">
            <text:p>207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7">
            <text:p>207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8">
            <text:p>207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9">
            <text:p>207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0">
            <text:p>208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1">
            <text:p>208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2">
            <text:p>208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3">
            <text:p>208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4">
            <text:p>208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5">
            <text:p>208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7">
            <text:p>208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8">
            <text:p>208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9">
            <text:p>208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0">
            <text:p>209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1">
            <text:p>209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2">
            <text:p>209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3">
            <text:p>209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4">
            <text:p>209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5">
            <text:p>209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6">
            <text:p>209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7">
            <text:p>209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8">
            <text:p>209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9">
            <text:p>209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0">
            <text:p>210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1">
            <text:p>210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 table:number-rows-repeated="1048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measures_details" table:style-name="ta5" table:print="false">
        <office:forms form:automatic-focus="false" form:apply-design-mode="false"/>
        <table:table-column table:style-name="co34" table:default-cell-style-name="ce34"/>
        <table:table-column table:style-name="co35" table:default-cell-style-name="ce34"/>
        <table:table-column table:style-name="co36" table:default-cell-style-name="ce34"/>
        <table:table-column table:style-name="co37" table:number-columns-repeated="3" table:default-cell-style-name="ce34"/>
        <table:table-column table:style-name="co38" table:number-columns-repeated="250" table:default-cell-style-name="ce34"/>
        <table:table-row table:style-name="ro3">
          <table:table-cell office:value-type="string">
            <text:p>This sheet contains the detailed calculations for differe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office:value-type="string">
            <text:p>Note that all costs in sheet 'measures' need to be net present values 2012-2030 (reference 2012). Not all measures need to be based on the same discount rate etc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3">
          <table:table-cell table:style-name="ce51" office:value-type="string">
            <text:p>beach nourishment <text:span text:style-name="T1">(see slides)</text:span></text:p>
          </table:table-cell>
          <table:table-cell table:style-name="ce55" table:number-columns-repeated="2"/>
          <table:table-cell table:style-name="ce40" table:number-columns-repeated="8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52" office:value-type="string">
            <text:p>width</text:p>
          </table:table-cell>
          <table:table-cell table:style-name="ce56" office:value-type="float" office:value="22.8599999652528">
            <text:p>22.9</text:p>
          </table:table-cell>
          <table:table-cell table:style-name="ce57" office:value-type="string">
            <text:p>m</text:p>
          </table:table-cell>
          <table:table-cell/>
          <table:table-cell table:style-name="ce62"/>
          <table:table-cell table:number-columns-repeated="251"/>
        </table:table-row>
        <table:table-row table:style-name="ro1">
          <table:table-cell table:style-name="ce52" office:value-type="string">
            <text:p>beach length</text:p>
          </table:table-cell>
          <table:table-cell table:style-name="ce56" office:value-type="float" office:value="160934.4">
            <text:p>160934.4</text:p>
          </table:table-cell>
          <table:table-cell table:style-name="ce57" office:value-type="string">
            <text:p>m</text:p>
          </table:table-cell>
          <table:table-cell/>
          <table:table-cell table:style-name="ce62"/>
          <table:table-cell table:number-columns-repeated="251"/>
        </table:table-row>
        <table:table-row table:style-name="ro1">
          <table:table-cell table:style-name="ce52" office:value-type="string">
            <text:p>estimated depth</text:p>
          </table:table-cell>
          <table:table-cell table:style-name="ce56" office:value-type="float" office:value="0.50000000076">
            <text:p>0.5</text:p>
          </table:table-cell>
          <table:table-cell table:style-name="ce57" office:value-type="string">
            <text:p>m</text:p>
          </table:table-cell>
          <table:table-cell/>
          <table:table-cell table:style-name="ce62"/>
          <table:table-cell table:number-columns-repeated="251"/>
        </table:table-row>
        <table:table-row table:style-name="ro3">
          <table:table-cell table:style-name="ce52" office:value-type="string">
            <text:p>volume</text:p>
          </table:table-cell>
          <table:table-cell table:style-name="ce57" table:formula="of:=[.B6]*[.B7]*[.B8]" office:value-type="float" office:value="1839480.192">
            <text:p>1839480.192</text:p>
          </table:table-cell>
          <table:table-cell table:style-name="ce57" office:value-type="string">
            <text:p>m<text:span text:style-name="T2">3</text:span></text:p>
          </table:table-cell>
          <table:table-cell/>
          <table:table-cell table:style-name="ce62"/>
          <table:table-cell table:number-columns-repeated="251"/>
        </table:table-row>
        <table:table-row table:style-name="ro1">
          <table:table-cell table:style-name="ce52"/>
          <table:table-cell table:style-name="ce57" table:number-columns-repeated="2"/>
          <table:table-cell table:number-columns-repeated="253"/>
        </table:table-row>
        <table:table-row table:style-name="ro3">
          <table:table-cell table:style-name="ce52" office:value-type="string">
            <text:p>costs per m<text:span text:style-name="T2">3</text:span></text:p>
          </table:table-cell>
          <table:table-cell table:style-name="ce56" office:value-type="float" office:value="13.7334815028011">
            <text:p>13.7</text:p>
          </table:table-cell>
          <table:table-cell table:style-name="ce57" office:value-type="string">
            <text:p>$/m<text:span text:style-name="T2">3</text:span></text:p>
          </table:table-cell>
          <table:table-cell table:number-columns-repeated="253"/>
        </table:table-row>
        <table:table-row table:style-name="ro1">
          <table:table-cell table:style-name="ce52"/>
          <table:table-cell table:style-name="ce57" table:number-columns-repeated="2"/>
          <table:table-cell table:number-columns-repeated="253"/>
        </table:table-row>
        <table:table-row table:style-name="ro1">
          <table:table-cell table:style-name="ce52" office:value-type="string">
            <text:p>initial costs</text:p>
          </table:table-cell>
          <table:table-cell table:style-name="ce58" table:formula="of:=[.B9]*[.B11]" office:value-type="float" office:value="25262467.191601">
            <text:p>25,262,467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52" office:value-type="string">
            <text:p>replacement costs (every 6th year)</text:p>
          </table:table-cell>
          <table:table-cell table:style-name="ce58" table:formula="of:=[.B13]*0.25" office:value-type="float" office:value="6315616.79790026">
            <text:p>6,315,617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53" office:value-type="string">
            <text:p>NPV</text:p>
          </table:table-cell>
          <table:table-cell table:style-name="ce59" table:formula="of:=[$_discounting_sheet.D4]" office:value-type="float" office:value="40572510.2057718">
            <text:p>40,572,510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4" office:value-type="string">
            <text:p>elevate existing buildings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we need to say elevate a certain percentage of existing buildings, each elevation costing a certain percentage of the reconstruction cost</text:p>
          </table:table-cell>
          <table:table-cell table:number-columns-repeated="255"/>
        </table:table-row>
        <table:table-row table:style-name="ro1">
          <table:table-cell office:value-type="string">
            <text:p>percentage elevated</text:p>
          </table:table-cell>
          <table:table-cell table:style-name="ce50" office:value-type="percentage" office:value="0.5">
            <text:p>50%</text:p>
          </table:table-cell>
          <table:table-cell table:number-columns-repeated="254"/>
        </table:table-row>
        <table:table-row table:style-name="ro1">
          <table:table-cell office:value-type="string">
            <text:p>elevation cost per building</text:p>
          </table:table-cell>
          <table:table-cell table:style-name="ce50" office:value-type="percentage" office:value="0.2">
            <text:p>20%</text:p>
          </table:table-cell>
          <table:table-cell office:value-type="string">
            <text:p>of building value</text:p>
          </table:table-cell>
          <table:table-cell table:number-columns-repeated="253"/>
        </table:table-row>
        <table:table-row table:style-name="ro1">
          <table:table-cell office:value-type="string">
            <text:p>elevation cost</text:p>
          </table:table-cell>
          <table:table-cell table:style-name="ce60" table:formula="of:=[.B20]*SUM([$assets.D2:.D4])*[$_measures_details.B21]" office:value-type="float" office:value="3911963265.47665">
            <text:p><text:s/>3,911,963,26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vegetation management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annual cost</text:p>
          </table:table-cell>
          <table:table-cell table:style-name="ce37" office:value-type="float" office:value="4000000">
            <text:p><text:s/>4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NPV</text:p>
          </table:table-cell>
          <table:table-cell table:style-name="ce60" table:formula="of:=[$_discounting_sheet.F4]" office:value-type="float" office:value="63968125.0068754">
            <text:p><text:s/>63,968,12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sandbags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sandbags need to be bought (incuding filling station) once, hence high initial cost, then maintenance and replacement plus an average labor cost for use</text:p>
          </table:table-cell>
          <table:table-cell table:number-columns-repeated="255"/>
        </table:table-row>
        <table:table-row table:style-name="ro1">
          <table:table-cell office:value-type="string">
            <text:p>initial acquisition</text:p>
          </table:table-cell>
          <table:table-cell table:style-name="ce37" office:value-type="float" office:value="20000000">
            <text:p><text:s/>20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</text:p>
          </table:table-cell>
          <table:table-cell table:style-name="ce37" office:value-type="float" office:value="500000">
            <text:p><text:s/>5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replacement</text:p>
          </table:table-cell>
          <table:table-cell table:style-name="ce37" office:value-type="float" office:value="500000">
            <text:p><text:s/>5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annual average manpower for usage</text:p>
          </table:table-cell>
          <table:table-cell table:style-name="ce37" office:value-type="float" office:value="400000">
            <text:p><text:s/>4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NPV</text:p>
          </table:table-cell>
          <table:table-cell table:style-name="ce60" table:formula="of:=[$_discounting_sheet.H4]" office:value-type="float" office:value="22388843.7524064">
            <text:p><text:s/>22,388,844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seawall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the seawall costs pr meter horizontal extent (construction once, maintanance ongoing) and per meter height</text:p>
          </table:table-cell>
          <table:table-cell table:number-columns-repeated="255"/>
        </table:table-row>
        <table:table-row table:style-name="ro1">
          <table:table-cell office:value-type="string">
            <text:p>height 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extent </text:p>
          </table:table-cell>
          <table:table-cell table:style-name="ce37" office:value-type="float" office:value="30000">
            <text:p><text:s/>30,000 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building costs total</text:p>
          </table:table-cell>
          <table:table-cell table:style-name="ce61" table:formula="of:=[.B38]^2*[.B39]*2000" office:value-type="float" office:value="540000000">
            <text:p><text:s/>540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 cost per </text:p>
          </table:table-cell>
          <table:table-cell office:value-type="float" office:value="400">
            <text:p>400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maintenance costs</text:p>
          </table:table-cell>
          <table:table-cell table:style-name="ce61" table:formula="of:=[.B39]*[.B41]" office:value-type="float" office:value="12000000">
            <text:p><text:s/>12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NPV</text:p>
          </table:table-cell>
          <table:table-cell table:style-name="ce60" table:formula="of:=[$_discounting_sheet.J4]+[.B40]" office:value-type="float" office:value="731904375.020626">
            <text:p><text:s/>731,904,37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 table:number-rows-repeated="10485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discounting_sheet" table:style-name="ta10" table:print="false">
        <table:table-column table:style-name="co38" table:default-cell-style-name="ce34"/>
        <table:table-column table:style-name="co57" table:default-cell-style-name="ce34"/>
        <table:table-column table:style-name="co58" table:default-cell-style-name="ce34"/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38" table:default-cell-style-name="ce34"/>
        <table:table-column table:style-name="co61" table:default-cell-style-name="ce34"/>
        <table:table-column table:style-name="co62" table:default-cell-style-name="ce34"/>
        <table:table-column table:style-name="co63" table:default-cell-style-name="ce34"/>
        <table:table-column table:style-name="co38" table:number-columns-repeated="246" table:default-cell-style-name="ce34"/>
        <table:table-row table:style-name="ro3">
          <table:table-cell office:value-type="string">
            <text:p>worksheet to discou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year</text:p>
          </table:table-cell>
          <table:table-cell office:value-type="string">
            <text:p>yield</text:p>
          </table:table-cell>
          <table:table-cell table:style-name="ce52" office:value-type="string">
            <text:p>beach nourishment</text:p>
          </table:table-cell>
          <table:table-cell table:style-name="ce52" office:value-type="string">
            <text:p>discounted beach nourishment</text:p>
          </table:table-cell>
          <table:table-cell office:value-type="string">
            <text:p>vegetation management</text:p>
          </table:table-cell>
          <table:table-cell table:style-name="ce104" office:value-type="string">
            <text:p>discounted</text:p>
          </table:table-cell>
          <table:table-cell office:value-type="string">
            <text:p>sandbagging</text:p>
          </table:table-cell>
          <table:table-cell table:style-name="ce104" office:value-type="string">
            <text:p>discounted</text:p>
          </table:table-cell>
          <table:table-cell office:value-type="string">
            <text:p>seawall</text:p>
          </table:table-cell>
          <table:table-cell table:style-name="ce104" office:value-type="string">
            <text:p>discounted</text:p>
          </table:table-cell>
          <table:table-cell table:number-columns-repeated="246"/>
        </table:table-row>
        <table:table-row table:style-name="ro1">
          <table:table-cell office:value-type="float" office:value="2012">
            <text:p>2012</text:p>
          </table:table-cell>
          <table:table-cell table:style-name="ce99" table:formula="of:=[$discount.C14]" office:value-type="percentage" office:value="0.02">
            <text:p>2.0%</text:p>
          </table:table-cell>
          <table:table-cell table:style-name="ce100" office:value-type="float" office:value="25262467.23">
            <text:p>25,262,467 </text:p>
          </table:table-cell>
          <table:table-cell table:style-name="ce101" table:formula="of:=[.C4]+[.D5]/(1+[.$B5])" office:value-type="float" office:value="40572510.2057718">
            <text:p>40,572,510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5" table:formula="of:=[.E4]+[.F5]/(1+[.$B5])" office:value-type="float" office:value="63968125.0068754">
            <text:p>63,968,125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8" table:formula="of:=[.G4]+[.H5]/(1+[.$B5])" office:value-type="float" office:value="22388843.7524064">
            <text:p>22,388,844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5" table:formula="of:=[.I4]+[.J5]/(1+[.$B5])" office:value-type="float" office:value="191904375.020626">
            <text:p>191,904,375 </text:p>
          </table:table-cell>
          <table:table-cell table:number-columns-repeated="246"/>
        </table:table-row>
        <table:table-row table:style-name="ro1">
          <table:table-cell office:value-type="float" office:value="2013">
            <text:p>2013</text:p>
          </table:table-cell>
          <table:table-cell table:style-name="ce99" table:formula="of:=[$discount.C15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5]+[.D6]/(1+[.$B6])" office:value-type="float" office:value="15616243.8352873">
            <text:p>15,616,244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5]+[.F6]/(1+[.$B6])" office:value-type="float" office:value="61167487.5070129">
            <text:p>61,167,488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5]+[.H6]/(1+[.$B6])" office:value-type="float" office:value="21408620.6274545">
            <text:p>21,408,621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5]+[.J6]/(1+[.$B6])" office:value-type="float" office:value="183502462.521039">
            <text:p>183,502,463 </text:p>
          </table:table-cell>
          <table:table-cell table:number-columns-repeated="246"/>
        </table:table-row>
        <table:table-row table:style-name="ro1">
          <table:table-cell office:value-type="float" office:value="2014">
            <text:p>2014</text:p>
          </table:table-cell>
          <table:table-cell table:style-name="ce99" table:formula="of:=[$discount.C16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6]+[.D7]/(1+[.$B7])" office:value-type="float" office:value="15928568.711993">
            <text:p>15,928,569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6]+[.F7]/(1+[.$B7])" office:value-type="float" office:value="58310837.2571531">
            <text:p>58,310,837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6]+[.H7]/(1+[.$B7])" office:value-type="float" office:value="20408793.0400036">
            <text:p>20,408,793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6]+[.J7]/(1+[.$B7])" office:value-type="float" office:value="174932511.771459">
            <text:p>174,932,512 </text:p>
          </table:table-cell>
          <table:table-cell table:number-columns-repeated="246"/>
        </table:table-row>
        <table:table-row table:style-name="ro1">
          <table:table-cell office:value-type="float" office:value="2015">
            <text:p>2015</text:p>
          </table:table-cell>
          <table:table-cell table:style-name="ce99" table:formula="of:=[$discount.C17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7]+[.D8]/(1+[.$B8])" office:value-type="float" office:value="16247140.0862329">
            <text:p>16,247,140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7]+[.F8]/(1+[.$B8])" office:value-type="float" office:value="55397054.0022962">
            <text:p>55,397,054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7]+[.H8]/(1+[.$B8])" office:value-type="float" office:value="19388968.9008037">
            <text:p>19,388,969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7]+[.J8]/(1+[.$B8])" office:value-type="float" office:value="166191162.006889">
            <text:p>166,191,162 </text:p>
          </table:table-cell>
          <table:table-cell table:number-columns-repeated="246"/>
        </table:table-row>
        <table:table-row table:style-name="ro1">
          <table:table-cell office:value-type="float" office:value="2016">
            <text:p>2016</text:p>
          </table:table-cell>
          <table:table-cell table:style-name="ce99" table:formula="of:=[$discount.C18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8]+[.D9]/(1+[.$B9])" office:value-type="float" office:value="16572082.8879575">
            <text:p>16,572,083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8]+[.F9]/(1+[.$B9])" office:value-type="float" office:value="52424995.0823421">
            <text:p>52,424,995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8]+[.H9]/(1+[.$B9])" office:value-type="float" office:value="18348748.2788197">
            <text:p>18,348,748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8]+[.J9]/(1+[.$B9])" office:value-type="float" office:value="157274985.247026">
            <text:p>157,274,985 </text:p>
          </table:table-cell>
          <table:table-cell table:number-columns-repeated="246"/>
        </table:table-row>
        <table:table-row table:style-name="ro1">
          <table:table-cell office:value-type="float" office:value="2017">
            <text:p>2017</text:p>
          </table:table-cell>
          <table:table-cell table:style-name="ce99" table:formula="of:=[$discount.C19]" office:value-type="percentage" office:value="0.02">
            <text:p>2.0%</text:p>
          </table:table-cell>
          <table:table-cell table:style-name="ce100" office:value-type="float" office:value="6315616.8075">
            <text:p>6,315,617 </text:p>
          </table:table-cell>
          <table:table-cell table:style-name="ce102" table:formula="of:=[.C9]+[.D10]/(1+[.$B10])" office:value-type="float" office:value="16903524.5457167">
            <text:p>16,903,525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9]+[.F10]/(1+[.$B10])" office:value-type="float" office:value="49393494.9839889">
            <text:p>49,393,495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9]+[.H10]/(1+[.$B10])" office:value-type="float" office:value="17287723.2443961">
            <text:p>17,287,723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9]+[.J10]/(1+[.$B10])" office:value-type="float" office:value="148180484.951967">
            <text:p>148,180,485 </text:p>
          </table:table-cell>
          <table:table-cell table:number-columns-repeated="246"/>
        </table:table-row>
        <table:table-row table:style-name="ro1">
          <table:table-cell office:value-type="float" office:value="2018">
            <text:p>2018</text:p>
          </table:table-cell>
          <table:table-cell table:style-name="ce99" table:formula="of:=[$discount.C20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0]+[.D11]/(1+[.$B11])" office:value-type="float" office:value="10799665.892981">
            <text:p>10,799,666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0]+[.F11]/(1+[.$B11])" office:value-type="float" office:value="46301364.8836687">
            <text:p>46,301,365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0]+[.H11]/(1+[.$B11])" office:value-type="float" office:value="16205477.7092841">
            <text:p>16,205,478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0]+[.J11]/(1+[.$B11])" office:value-type="float" office:value="138904094.651006">
            <text:p>138,904,095 </text:p>
          </table:table-cell>
          <table:table-cell table:number-columns-repeated="246"/>
        </table:table-row>
        <table:table-row table:style-name="ro1">
          <table:table-cell office:value-type="float" office:value="2019">
            <text:p>2019</text:p>
          </table:table-cell>
          <table:table-cell table:style-name="ce99" table:formula="of:=[$discount.C21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1]+[.D12]/(1+[.$B12])" office:value-type="float" office:value="11015659.2108406">
            <text:p>11,015,659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1]+[.F12]/(1+[.$B12])" office:value-type="float" office:value="43147392.1813421">
            <text:p>43,147,392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1]+[.H12]/(1+[.$B12])" office:value-type="float" office:value="15101587.2634697">
            <text:p>15,101,587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1]+[.J12]/(1+[.$B12])" office:value-type="float" office:value="129442176.544026">
            <text:p>129,442,177 </text:p>
          </table:table-cell>
          <table:table-cell table:number-columns-repeated="246"/>
        </table:table-row>
        <table:table-row table:style-name="ro1">
          <table:table-cell office:value-type="float" office:value="2020">
            <text:p>2020</text:p>
          </table:table-cell>
          <table:table-cell table:style-name="ce99" table:formula="of:=[$discount.C22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2]+[.D13]/(1+[.$B13])" office:value-type="float" office:value="11235972.3950574">
            <text:p>11,235,972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2]+[.F13]/(1+[.$B13])" office:value-type="float" office:value="39930340.0249689">
            <text:p>39,930,340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2]+[.H13]/(1+[.$B13])" office:value-type="float" office:value="13975619.0087391">
            <text:p>13,975,619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2]+[.J13]/(1+[.$B13])" office:value-type="float" office:value="119791020.074907">
            <text:p>119,791,020 </text:p>
          </table:table-cell>
          <table:table-cell table:number-columns-repeated="246"/>
        </table:table-row>
        <table:table-row table:style-name="ro1">
          <table:table-cell office:value-type="float" office:value="2021">
            <text:p>2021</text:p>
          </table:table-cell>
          <table:table-cell table:style-name="ce99" table:formula="of:=[$discount.C23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3]+[.D14]/(1+[.$B14])" office:value-type="float" office:value="11460691.8429586">
            <text:p>11,460,692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3]+[.F14]/(1+[.$B14])" office:value-type="float" office:value="36648946.8254683">
            <text:p>36,648,947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3]+[.H14]/(1+[.$B14])" office:value-type="float" office:value="12827131.3889139">
            <text:p>12,827,131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3]+[.J14]/(1+[.$B14])" office:value-type="float" office:value="109946840.476405">
            <text:p>109,946,840 </text:p>
          </table:table-cell>
          <table:table-cell table:number-columns-repeated="246"/>
        </table:table-row>
        <table:table-row table:style-name="ro1">
          <table:table-cell office:value-type="float" office:value="2022">
            <text:p>2022</text:p>
          </table:table-cell>
          <table:table-cell table:style-name="ce99" table:formula="of:=[$discount.C24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4]+[.D15]/(1+[.$B15])" office:value-type="float" office:value="11689905.6798178">
            <text:p>11,689,906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4]+[.F15]/(1+[.$B15])" office:value-type="float" office:value="33301925.7619777">
            <text:p>33,301,926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4]+[.H15]/(1+[.$B15])" office:value-type="float" office:value="11655674.0166922">
            <text:p>11,655,674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4]+[.J15]/(1+[.$B15])" office:value-type="float" office:value="99905777.2859331">
            <text:p>99,905,777 </text:p>
          </table:table-cell>
          <table:table-cell table:number-columns-repeated="246"/>
        </table:table-row>
        <table:table-row table:style-name="ro1">
          <table:table-cell office:value-type="float" office:value="2023">
            <text:p>2023</text:p>
          </table:table-cell>
          <table:table-cell table:style-name="ce99" table:formula="of:=[$discount.C25]" office:value-type="percentage" office:value="0.02">
            <text:p>2.0%</text:p>
          </table:table-cell>
          <table:table-cell table:style-name="ce100" office:value-type="float" office:value="6315616.8075">
            <text:p>6,315,617 </text:p>
          </table:table-cell>
          <table:table-cell table:style-name="ce102" table:formula="of:=[.C15]+[.D16]/(1+[.$B16])" office:value-type="float" office:value="11923703.7934141">
            <text:p>11,923,704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5]+[.F16]/(1+[.$B16])" office:value-type="float" office:value="29887964.2772172">
            <text:p>29,887,964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5]+[.H16]/(1+[.$B16])" office:value-type="float" office:value="10460787.497026">
            <text:p>10,460,787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5]+[.J16]/(1+[.$B16])" office:value-type="float" office:value="89663892.8316517">
            <text:p>89,663,893 </text:p>
          </table:table-cell>
          <table:table-cell table:number-columns-repeated="246"/>
        </table:table-row>
        <table:table-row table:style-name="ro1">
          <table:table-cell office:value-type="float" office:value="2024">
            <text:p>2024</text:p>
          </table:table-cell>
          <table:table-cell table:style-name="ce99" table:formula="of:=[$discount.C26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6]+[.D17]/(1+[.$B17])" office:value-type="float" office:value="5720248.7256324">
            <text:p>5,720,249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6]+[.F17]/(1+[.$B17])" office:value-type="float" office:value="26405723.5627616">
            <text:p>26,405,724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6]+[.H17]/(1+[.$B17])" office:value-type="float" office:value="9242003.24696656">
            <text:p>9,242,003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6]+[.J17]/(1+[.$B17])" office:value-type="float" office:value="79217170.6882848">
            <text:p>79,217,171 </text:p>
          </table:table-cell>
          <table:table-cell table:number-columns-repeated="246"/>
        </table:table-row>
        <table:table-row table:style-name="ro1">
          <table:table-cell office:value-type="float" office:value="2025">
            <text:p>2025</text:p>
          </table:table-cell>
          <table:table-cell table:style-name="ce99" table:formula="of:=[$discount.C27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7]+[.D18]/(1+[.$B18])" office:value-type="float" office:value="5834653.70014505">
            <text:p>5,834,654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7]+[.F18]/(1+[.$B18])" office:value-type="float" office:value="22853838.0340168">
            <text:p>22,853,838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7]+[.H18]/(1+[.$B18])" office:value-type="float" office:value="7998843.31190589">
            <text:p>7,998,843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7]+[.J18]/(1+[.$B18])" office:value-type="float" office:value="68561514.1020505">
            <text:p>68,561,514 </text:p>
          </table:table-cell>
          <table:table-cell table:number-columns-repeated="246"/>
        </table:table-row>
        <table:table-row table:style-name="ro1">
          <table:table-cell office:value-type="float" office:value="2026">
            <text:p>2026</text:p>
          </table:table-cell>
          <table:table-cell table:style-name="ce99" table:formula="of:=[$discount.C28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8]+[.D19]/(1+[.$B19])" office:value-type="float" office:value="5951346.77414795">
            <text:p>5,951,347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8]+[.F19]/(1+[.$B19])" office:value-type="float" office:value="19230914.7946972">
            <text:p>19,230,915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8]+[.H19]/(1+[.$B19])" office:value-type="float" office:value="6730820.17814401">
            <text:p>6,730,820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8]+[.J19]/(1+[.$B19])" office:value-type="float" office:value="57692744.3840915">
            <text:p>57,692,744 </text:p>
          </table:table-cell>
          <table:table-cell table:number-columns-repeated="246"/>
        </table:table-row>
        <table:table-row table:style-name="ro1">
          <table:table-cell office:value-type="float" office:value="2027">
            <text:p>2027</text:p>
          </table:table-cell>
          <table:table-cell table:style-name="ce99" table:formula="of:=[$discount.C29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9]+[.D20]/(1+[.$B20])" office:value-type="float" office:value="6070373.70963091">
            <text:p>6,070,374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9]+[.F20]/(1+[.$B20])" office:value-type="float" office:value="15535533.0905911">
            <text:p>15,535,533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9]+[.H20]/(1+[.$B20])" office:value-type="float" office:value="5437436.58170689">
            <text:p>5,437,437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9]+[.J20]/(1+[.$B20])" office:value-type="float" office:value="46606599.2717733">
            <text:p>46,606,599 </text:p>
          </table:table-cell>
          <table:table-cell table:number-columns-repeated="246"/>
        </table:table-row>
        <table:table-row table:style-name="ro1">
          <table:table-cell office:value-type="float" office:value="2028">
            <text:p>2028</text:p>
          </table:table-cell>
          <table:table-cell table:style-name="ce99" table:formula="of:=[$discount.C30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20]+[.D21]/(1+[.$B21])" office:value-type="float" office:value="6191781.18382353">
            <text:p>6,191,781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20]+[.F21]/(1+[.$B21])" office:value-type="float" office:value="11766243.7524029">
            <text:p>11,766,244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20]+[.H21]/(1+[.$B21])" office:value-type="float" office:value="4118185.31334102">
            <text:p>4,118,185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20]+[.J21]/(1+[.$B21])" office:value-type="float" office:value="35298731.2572088">
            <text:p>35,298,731 </text:p>
          </table:table-cell>
          <table:table-cell table:number-columns-repeated="246"/>
        </table:table-row>
        <table:table-row table:style-name="ro1">
          <table:table-cell office:value-type="float" office:value="2029">
            <text:p>2029</text:p>
          </table:table-cell>
          <table:table-cell table:style-name="ce99" table:formula="of:=[$discount.C31]" office:value-type="percentage" office:value="0.02">
            <text:p>2.0%</text:p>
          </table:table-cell>
          <table:table-cell table:style-name="ce100" office:value-type="float" office:value="6315616.8075">
            <text:p>6,315,617 </text:p>
          </table:table-cell>
          <table:table-cell table:style-name="ce102" table:formula="of:=[.C21]+[.D22]/(1+[.$B22])" office:value-type="float" office:value="6315616.8075">
            <text:p>6,315,617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21]+[.F22]/(1+[.$B22])" office:value-type="float" office:value="7921568.62745098">
            <text:p>7,921,569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21]+[.H22]/(1+[.$B22])" office:value-type="float" office:value="2772549.01960784">
            <text:p>2,772,549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21]+[.J22]/(1+[.$B22])" office:value-type="float" office:value="23764705.8823529">
            <text:p>23,764,706 </text:p>
          </table:table-cell>
          <table:table-cell table:number-columns-repeated="246"/>
        </table:table-row>
        <table:table-row table:style-name="ro1">
          <table:table-cell office:value-type="float" office:value="2030">
            <text:p>2030</text:p>
          </table:table-cell>
          <table:table-cell table:style-name="ce99" table:formula="of:=[$discount.C32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22]" office:value-type="float" office:value="0">
            <text:p><text:s/>-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22]" office:value-type="float" office:value="4000000">
            <text:p>4,000,000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22]" office:value-type="float" office:value="1400000">
            <text:p>1,400,000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22]" office:value-type="float" office:value="12000000">
            <text:p>12,000,000 </text:p>
          </table:table-cell>
          <table:table-cell table:number-columns-repeated="246"/>
        </table:table-row>
        <table:table-row table:style-name="ro1" table:number-rows-repeated="10485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ames" table:style-name="ta8" table:print="false">
        <office:forms form:automatic-focus="false" form:apply-design-mode="false"/>
        <table:table-column table:style-name="co51" table:default-cell-style-name="ce84"/>
        <table:table-column table:style-name="co52" table:default-cell-style-name="ce84"/>
        <table:table-column table:style-name="co53" table:default-cell-style-name="ce84"/>
        <table:table-row table:style-name="ro1">
          <table:table-cell table:style-name="ce83" office:value-type="string">
            <text:p>Item</text:p>
          </table:table-cell>
          <table:table-cell table:style-name="ce83" office:value-type="string">
            <text:p>ID</text:p>
          </table:table-cell>
          <table:table-cell table:style-name="ce83" office:value-type="string">
            <text:p>name</text:p>
          </table:table-cell>
        </table:table-row>
        <table:table-row table:style-name="ro1">
          <table:table-cell office:value-type="string">
            <text:p>Category_ID</text:p>
          </table:table-cell>
          <table:table-cell office:value-type="float" office:value="1">
            <text:p>1</text:p>
          </table:table-cell>
          <table:table-cell office:value-type="string">
            <text:p>Default category</text:p>
          </table:table-cell>
        </table:table-row>
        <table:table-row table:style-name="ro1">
          <table:table-cell office:value-type="string">
            <text:p>Region_ID</text:p>
          </table:table-cell>
          <table:table-cell office:value-type="float" office:value="1">
            <text:p>1</text:p>
          </table:table-cell>
          <table:table-cell office:value-type="string">
            <text:p>Default region</text:p>
          </table:table-cell>
        </table:table-row>
        <table:table-row table:style-name="ro1">
          <table:table-cell office:value-type="string">
            <text:p>reference_year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(</number:text>
      <number:number number:decimal-places="2" number:min-integer-digits="1" number:grouping="true"/>
      <number:text>)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CHF</number:text>
      <number:number number:decimal-places="0" number:min-integer-digits="1" number:grouping="true"/>
      <number:text> </number:text>
    </number:number-style>
    <number:number-style style:name="N123">
      <number:text>(CHF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CHF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CHF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CHF</number:text>
      <number:number number:decimal-places="2" number:min-integer-digits="1" number:grouping="true"/>
      <number:text> </number:text>
    </number:number-style>
    <number:number-style style:name="N126">
      <number:text>(CHF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CHF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CHF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CHF</number:text>
      <number:number number:decimal-places="0" number:min-integer-digits="1" number:grouping="true"/>
      <number:text> </number:text>
    </number:number-style>
    <number:number-style style:name="N139P1" style:volatile="true">
      <number:text> CHF(</number:text>
      <number:number number:decimal-places="0" number:min-integer-digits="1" number:grouping="true"/>
      <number:text>)</number:text>
    </number:number-style>
    <number:number-style style:name="N139P2" style:volatile="true">
      <number:text> CHF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CHF</number:text>
      <number:number number:decimal-places="2" number:min-integer-digits="1" number:grouping="true"/>
      <number:text> </number:text>
    </number:number-style>
    <number:number-style style:name="N143P1" style:volatile="true">
      <number:text> CHF(</number:text>
      <number:number number:decimal-places="2" number:min-integer-digits="1" number:grouping="true"/>
      <number:text>)</number:text>
    </number:number-style>
    <number:number-style style:name="N143P2" style:volatile="true">
      <number:text> CHF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CHF </number:text>
      <number:number number:decimal-places="0" number:min-integer-digits="1" number:grouping="true"/>
    </number:number-style>
    <number:number-style style:name="N149">
      <number:text>CHF 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CHF </number:text>
      <number:number number:decimal-places="0" number:min-integer-digits="1" number:grouping="true"/>
    </number:number-style>
    <number:number-style style:name="N150">
      <style:text-properties fo:color="#ff0000"/>
      <number:text>CHF -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CHF </number:text>
      <number:number number:decimal-places="2" number:min-integer-digits="1" number:grouping="true"/>
    </number:number-style>
    <number:number-style style:name="N152">
      <number:text>CHF -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CHF </number:text>
      <number:number number:decimal-places="2" number:min-integer-digits="1" number:grouping="true"/>
    </number:number-style>
    <number:number-style style:name="N153">
      <style:text-properties fo:color="#ff0000"/>
      <number:text>CHF -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CHF </number:text>
      <number:number number:decimal-places="0" number:min-integer-digits="1" number:grouping="true"/>
      <number:text> </number:text>
    </number:number-style>
    <number:number-style style:name="N157P1" style:volatile="true">
      <number:text> CHF -</number:text>
      <number:number number:decimal-places="0" number:min-integer-digits="1" number:grouping="true"/>
      <number:text> </number:text>
    </number:number-style>
    <number:number-style style:name="N157P2" style:volatile="true">
      <number:text> CHF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CHF </number:text>
      <number:number number:decimal-places="2" number:min-integer-digits="1" number:grouping="true"/>
      <number:text> </number:text>
    </number:number-style>
    <number:number-style style:name="N163P1" style:volatile="true">
      <number:text> CHF -</number:text>
      <number:number number:decimal-places="2" number:min-integer-digits="1" number:grouping="true"/>
      <number:text> </number:text>
    </number:number-style>
    <number:number-style style:name="N163P2" style:volatile="true">
      <number:text> CHF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Fr. </number:text>
      <number:number number:decimal-places="0" number:min-integer-digits="1" number:grouping="true"/>
    </number:number-style>
    <number:number-style style:name="N167">
      <number:text>Fr. 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0" number:min-integer-digits="1" number:grouping="true"/>
    </number:number-style>
    <number:number-style style:name="N168">
      <style:text-properties fo:color="#ff0000"/>
      <number:text>Fr. -</number:text>
      <number:number number:decimal-places="0" number:min-integer-digits="1" number:grouping="true"/>
      <style:map style:condition="value()&gt;=0" style:apply-style-name="N168P0"/>
    </number:number-style>
    <number:number-style style:name="N170P0" style:volatile="true">
      <number:text>Fr. </number:text>
      <number:number number:decimal-places="2" number:min-integer-digits="1" number:grouping="true"/>
    </number:number-style>
    <number:number-style style:name="N170">
      <number:text>Fr. -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Fr. </number:text>
      <number:number number:decimal-places="2" number:min-integer-digits="1" number:grouping="true"/>
    </number:number-style>
    <number:number-style style:name="N171">
      <style:text-properties fo:color="#ff0000"/>
      <number:text>Fr. -</number:text>
      <number:number number:decimal-places="2" number:min-integer-digits="1" number:grouping="true"/>
      <style:map style:condition="value()&gt;=0" style:apply-style-name="N171P0"/>
    </number:number-style>
    <number:number-style style:name="N175P0" style:volatile="true">
      <number:text> Fr. </number:text>
      <number:number number:decimal-places="0" number:min-integer-digits="1" number:grouping="true"/>
      <number:text> </number:text>
    </number:number-style>
    <number:number-style style:name="N175P1" style:volatile="true">
      <number:text> Fr. -</number:text>
      <number:number number:decimal-places="0" number:min-integer-digits="1" number:grouping="true"/>
      <number:text> </number:text>
    </number:number-style>
    <number:number-style style:name="N175P2" style:volatile="true">
      <number:text> Fr.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SFr. </number:text>
      <number:number number:decimal-places="0" number:min-integer-digits="1" number:grouping="true"/>
    </number:number-style>
    <number:number-style style:name="N181">
      <number:text>SFr. 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SFr. </number:text>
      <number:number number:decimal-places="0" number:min-integer-digits="1" number:grouping="true"/>
    </number:number-style>
    <number:number-style style:name="N182">
      <style:text-properties fo:color="#ff0000"/>
      <number:text>SFr. -</number:text>
      <number:number number:decimal-places="0" number:min-integer-digits="1" number:grouping="true"/>
      <style:map style:condition="value()&gt;=0" style:apply-style-name="N182P0"/>
    </number:number-style>
    <number:number-style style:name="N184P0" style:volatile="true">
      <number:text>SFr. </number:text>
      <number:number number:decimal-places="2" number:min-integer-digits="1" number:grouping="true"/>
    </number:number-style>
    <number:number-style style:name="N184">
      <number:text>SFr. -</number:text>
      <number:number number:decimal-places="2" number:min-integer-digits="1" number:grouping="true"/>
      <style:map style:condition="value()&gt;=0" style:apply-style-name="N184P0"/>
    </number:number-style>
    <number:number-style style:name="N185P0" style:volatile="true">
      <number:text>SFr. </number:text>
      <number:number number:decimal-places="2" number:min-integer-digits="1" number:grouping="true"/>
    </number:number-style>
    <number:number-style style:name="N185">
      <style:text-properties fo:color="#ff0000"/>
      <number:text>SFr. -</number:text>
      <number:number number:decimal-places="2" number:min-integer-digits="1" number:grouping="true"/>
      <style:map style:condition="value()&gt;=0" style:apply-style-name="N185P0"/>
    </number:number-style>
    <number:number-style style:name="N189P0" style:volatile="true">
      <number:text> SFr. </number:text>
      <number:number number:decimal-places="0" number:min-integer-digits="1" number:grouping="true"/>
      <number:text> </number:text>
    </number:number-style>
    <number:number-style style:name="N189P1" style:volatile="true">
      <number:text> SFr. -</number:text>
      <number:number number:decimal-places="0" number:min-integer-digits="1" number:grouping="true"/>
      <number:text> </number:text>
    </number:number-style>
    <number:number-style style:name="N189P2" style:volatile="true">
      <number:text> SFr. 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SFr. </number:text>
      <number:number number:decimal-places="2" number:min-integer-digits="1" number:grouping="true"/>
      <number:text> </number:text>
    </number:number-style>
    <number:number-style style:name="N193P1" style:volatile="true">
      <number:text> SFr. -</number:text>
      <number:number number:decimal-places="2" number:min-integer-digits="1" number:grouping="true"/>
      <number:text> </number:text>
    </number:number-style>
    <number:number-style style:name="N193P2" style:volatile="true">
      <number:text> SFr.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$</number:text>
      <number:number number:decimal-places="0" number:min-integer-digits="1" number:grouping="true"/>
      <number:text> </number:text>
    </number:number-style>
    <number:number-style style:name="N195">
      <number:text>($</number:text>
      <number:number number: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$</number:text>
      <number:number number:decimal-places="0" number:min-integer-digits="1" number:grouping="true"/>
      <number:text> </number:text>
    </number:number-style>
    <number:number-style style:name="N19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$</number:text>
      <number:number number:decimal-places="2" number:min-integer-digits="1" number:grouping="true"/>
      <number:text> </number:text>
    </number:number-style>
    <number:number-style style:name="N198">
      <number:text>($</number:text>
      <number:number number:decimal-places="2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text>$</number:text>
      <number:number number:decimal-places="2" number:min-integer-digits="1" number:grouping="true"/>
      <number:text> </number:text>
    </number:number-style>
    <number:number-style style:name="N19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9P0"/>
    </number:number-style>
    <number:number-style style:name="N203P0" style:volatile="true">
      <number:text> $</number:text>
      <number:number number:decimal-places="0" number:min-integer-digits="1" number:grouping="true"/>
      <number:text> </number:text>
    </number:number-style>
    <number:number-style style:name="N203P1" style:volatile="true">
      <number:text> $(</number:text>
      <number:number number:decimal-places="0" number:min-integer-digits="1" number:grouping="true"/>
      <number:text>)</number:text>
    </number:number-style>
    <number:number-style style:name="N203P2" style:volatile="true">
      <number:text> $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0P0" style:volatile="true">
      <number:number number:decimal-places="3" number:min-integer-digits="1" number:grouping="true"/>
      <number:text> </number:text>
    </number:number-style>
    <number:number-style style:name="N210P1" style:volatile="true">
      <number:text> (</number:text>
      <number:number number:decimal-places="3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3P0" style:volatile="true">
      <number:number number:decimal-places="4" number:min-integer-digits="1" number:grouping="true"/>
      <number:text> </number:text>
    </number:number-style>
    <number:number-style style:name="N213P1" style:volatile="true">
      <number:text> (</number:text>
      <number:number number:decimal-places="4" number:min-integer-digits="1" number:grouping="true"/>
      <number:text>)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6P0" style:volatile="true">
      <number:number number:decimal-places="5" number:min-integer-digits="1" number:grouping="true"/>
      <number:text> </number:text>
    </number:number-style>
    <number:number-style style:name="N216P1" style:volatile="true">
      <number:text> (</number:text>
      <number:number number:decimal-places="5" number:min-integer-digits="1" number:grouping="true"/>
      <number:text>)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9P0" style:volatile="true">
      <number:number number:decimal-places="6" number:min-integer-digits="1" number:grouping="true"/>
      <number:text> </number:text>
    </number:number-style>
    <number:number-style style:name="N219P1" style:volatile="true">
      <number:text> (</number:text>
      <number:number number:decimal-places="6" number:min-integer-digits="1" number:grouping="true"/>
      <number:text>)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2P0" style:volatile="true">
      <number:number number:decimal-places="1" number:min-integer-digits="1" number:grouping="true"/>
      <number:text> </number:text>
    </number:number-style>
    <number:number-style style:name="N222P1" style:volatile="true">
      <number:text> (</number:text>
      <number:number number:decimal-places="1" number:min-integer-digits="1" number:grouping="true"/>
      <number:text>)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number number:decimal-places="0" number:min-integer-digits="1" number:grouping="true"/>
      <number:text> </number:text>
    </number:number-style>
    <number:number-style style:name="N223P1" style:volatile="true">
      <number:text> (</number:text>
      <number:number number:decimal-places="0" number:min-integer-digits="1" number:grouping="true"/>
      <number:text>)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0" number:min-integer-digits="1" number:grouping="true"/>
      <number:text> </number:text>
    </number:number-style>
    <number:number-style style:name="N224P1" style:volatile="true">
      <number:text> -</number:text>
      <number:number number:decimal-places="0" number:min-integer-digits="1" number:grouping="true"/>
      <number:text> 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number number:decimal-places="1" number:min-integer-digits="1"/>
    </number:number-style>
    <number:percentage-style style:name="N226">
      <number:number number:decimal-places="1" number:min-integer-digits="1"/>
      <number:text>%</number:text>
    </number:percentage-style>
    <number:number-style style:name="N227">
      <number:number number:decimal-places="3" number:min-integer-digits="1"/>
    </number:number-style>
    <number:number-style style:name="N229P0" style:volatile="true">
      <number:number number:decimal-places="1" number:min-integer-digits="1" number:grouping="true"/>
      <number:text> </number:text>
    </number:number-style>
    <number:number-style style:name="N229P1" style:volatile="true">
      <number:text> -</number:text>
      <number:number number:decimal-places="1" number:min-integer-digits="1" number:grouping="true"/>
      <number:text> </number:text>
    </number:number-style>
    <number:number-style style:name="N229P2" style:volatile="true">
      <number:text> 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number number:decimal-places="3" number:min-integer-digits="1" number:grouping="true"/>
      <number:text> </number:text>
    </number:number-style>
    <number:number-style style:name="N231P1" style:volatile="true">
      <number:text> -</number:text>
      <number:number number:decimal-places="3" number:min-integer-digits="1" number:grouping="true"/>
      <number:text> </number:text>
    </number:number-style>
    <number:number-style style:name="N231P2" style:volatile="true">
      <number:text> -</number:text>
      <number:number number: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3P0" style:volatile="true">
      <number:number number:decimal-places="4" number:min-integer-digits="1" number:grouping="true"/>
      <number:text> </number:text>
    </number:number-style>
    <number:number-style style:name="N233P1" style:volatile="true">
      <number:text> -</number:text>
      <number:number number:decimal-places="4" number:min-integer-digits="1" number:grouping="true"/>
      <number:text> </number:text>
    </number:number-style>
    <number:number-style style:name="N233P2" style:volatile="true">
      <number:text> -</number:text>
      <number:number number: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number number:decimal-places="5" number:min-integer-digits="1" number:grouping="true"/>
      <number:text> </number:text>
    </number:number-style>
    <number:number-style style:name="N235P1" style:volatile="true">
      <number:text> -</number:text>
      <number:number number:decimal-places="5" number:min-integer-digits="1" number:grouping="true"/>
      <number:text> </number:text>
    </number:number-style>
    <number:number-style style:name="N235P2" style:volatile="true">
      <number:text> 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number number:decimal-places="6" number:min-integer-digits="1" number:grouping="true"/>
      <number:text> </number:text>
    </number:number-style>
    <number:number-style style:name="N237P1" style:volatile="true">
      <number:text> -</number:text>
      <number:number number:decimal-places="6" number:min-integer-digits="1" number:grouping="true"/>
      <number:text> </number:text>
    </number:number-style>
    <number:number-style style:name="N237P2" style:volatile="true">
      <number:text> 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4" number:min-integer-digits="1"/>
    </number:number-style>
    <number:number-style style:name="N239">
      <number:number number:decimal-places="5" number:min-integer-digits="1"/>
    </number:number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0c0c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0c0c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3399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0138in solid #808080" style:rotation-align="none"/>
      <style:text-properties fo:color="#ff99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0.0413in double #333333" style:border-line-width="0.0138in 0.0138in 0.0138in" style:rotation-align="none"/>
      <style:text-properties fo:color="#ffffff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omma_20_2" style:display-name="Comma 2" style:family="table-cell" style:parent-style-name="Default" style:data-style-name="N119"/>
    <style:style style:name="Comma_20_3" style:display-name="Comma 3" style:family="table-cell" style:parent-style-name="Default" style:data-style-name="N119"/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SwissReSans" fo:font-size="11pt" fo:font-style="italic" fo:text-shadow="none" style:text-underline-style="none" fo:font-weight="normal" style:font-size-asian="11pt" style:font-style-asian="italic" style:font-weight-asian="normal" style:font-name-complex="SwissReSans" style:font-size-complex="11pt" style:font-style-complex="italic" style:font-weight-complex="normal"/>
    </style:style>
    <style:style style:name="Followed_20_Hyperlink" style:display-name="Followed Hyperlink" style:family="table-cell" style:parent-style-name="Default">
      <style:text-properties fo:color="#80008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fo:border-left="none" fo:border-right="none" style:rotation-align="none" fo:border-top="none"/>
      <style:text-properties fo:color="#003366" style:text-outline="false" style:text-line-through-style="none" style:font-name="SwissReSans" fo:font-size="15pt" fo:font-style="normal" fo:text-shadow="none" style:text-underline-style="none" fo:font-weight="bold" style:font-size-asian="15pt" style:font-style-asian="normal" style:font-weight-asian="bold" style:font-name-complex="SwissReSan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fo:border-left="none" fo:border-right="none" style:rotation-align="none" fo:border-top="none"/>
      <style:text-properties fo:color="#003366" style:text-outline="false" style:text-line-through-style="none" style:font-name="SwissReSans" fo:font-size="13pt" fo:font-style="normal" fo:text-shadow="none" style:text-underline-style="none" fo:font-weight="bold" style:font-size-asian="13pt" style:font-style-asian="normal" style:font-weight-asian="bold" style:font-name-complex="SwissReSan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fo:border-left="none" fo:border-right="none" style:rotation-align="none" fo:border-top="none"/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Input" style:family="table-cell" style:parent-style-name="Default">
      <style:table-cell-properties fo:background-color="#c0c0c0" fo:border="0.0138in solid #808080" style:rotation-align="none"/>
      <style:text-properties fo:color="#333399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fo:border-left="none" fo:border-right="none" style:rotation-align="none" fo:border-top="none"/>
      <style:text-properties fo:color="#ff99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fo:border="0.0138in solid #c0c0c0" style:rotation-align="none"/>
    </style:style>
    <style:style style:name="Output" style:family="table-cell" style:parent-style-name="Default">
      <style:table-cell-properties fo:background-color="#c0c0c0" fo:border="0.0138in solid #333333" style:rotation-align="none"/>
      <style:text-properties fo:color="#333333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Percent_20_2" style:display-name="Percent 2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fo:border-left="none" fo:border-right="none" style:rotation-align="none" fo:border-top="0.0138in solid #333399"/>
      <style:text-properties fo:color="#0000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19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11/06/2016</text:date>, <text:time>15:0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ssets" style:display-name="PageStyle_as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magefunctions" style:display-name="PageStyle_damagefun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asures" style:display-name="PageStyle_measu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scount" style:display-name="PageStyle_dis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measures_5f_details" style:display-name="PageStyle__measures_detai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discounting_5f_sheet" style:display-name="PageStyle__discounting_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ames" style:display-name="PageStyle_nam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6T15:04:34</dc:date>
    <dc:creator>David Bresch</dc:creator>
    <meta:generator>OpenOffice/4.1.2$Unix OpenOffice.org_project/412m3$Build-9782</meta:generator>
    <meta:editing-duration>PT3M39S</meta:editing-duration>
    <meta:editing-cycles>6</meta:editing-cycles>
    <meta:document-statistic meta:table-count="7" meta:cell-count="3140" meta:object-count="0"/>
  </office:meta>
</office:document-meta>
</file>